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8eb0c" officeooo:paragraph-rsid="00784bc0" style:font-weight-asian="normal" style:font-weight-complex="normal"/>
    </style:style>
    <style:style style:name="P69" style:family="paragraph" style:parent-style-name="Standard">
      <style:text-properties style:font-name="FreeMono" fo:font-weight="normal" officeooo:rsid="0078eb0c" officeooo:paragraph-rsid="00b25962" style:font-weight-asian="normal" style:font-weight-complex="normal"/>
    </style:style>
    <style:style style:name="P70" style:family="paragraph" style:parent-style-name="Standard">
      <style:text-properties style:font-name="FreeMono" fo:font-weight="normal" officeooo:rsid="0093da40" officeooo:paragraph-rsid="0093da40" style:font-weight-asian="normal" style:font-weight-complex="normal"/>
    </style:style>
    <style:style style:name="P71" style:family="paragraph" style:parent-style-name="Standard">
      <style:text-properties style:font-name="FreeMono" fo:font-weight="normal" officeooo:rsid="0093da40" officeooo:paragraph-rsid="00c02184" style:font-weight-asian="normal" style:font-weight-complex="normal"/>
    </style:style>
    <style:style style:name="P72" style:family="paragraph" style:parent-style-name="Standard">
      <style:text-properties style:font-name="FreeMono" fo:font-weight="normal" officeooo:rsid="009409cb" officeooo:paragraph-rsid="009409cb" style:font-weight-asian="normal" style:font-weight-complex="normal"/>
    </style:style>
    <style:style style:name="P73" style:family="paragraph" style:parent-style-name="Standard">
      <style:text-properties style:font-name="FreeMono" fo:font-weight="normal" officeooo:rsid="009409cb" officeooo:paragraph-rsid="00a9be46" style:font-weight-asian="normal" style:font-weight-complex="normal"/>
    </style:style>
    <style:style style:name="P74" style:family="paragraph" style:parent-style-name="Standard">
      <style:text-properties style:font-name="FreeMono" fo:font-weight="normal" officeooo:rsid="009409cb" officeooo:paragraph-rsid="00e0fb54" style:font-weight-asian="normal" style:font-weight-complex="normal"/>
    </style:style>
    <style:style style:name="P75" style:family="paragraph" style:parent-style-name="Standard">
      <style:text-properties style:font-name="FreeMono" fo:font-weight="normal" officeooo:rsid="00a9be46" officeooo:paragraph-rsid="00cd0525" style:font-weight-asian="normal" style:font-weight-complex="normal"/>
    </style:style>
    <style:style style:name="P76" style:family="paragraph" style:parent-style-name="Standard">
      <style:text-properties style:font-name="FreeMono" fo:font-weight="normal" officeooo:rsid="00cd0525" officeooo:paragraph-rsid="00cd4629" style:font-weight-asian="normal" style:font-weight-complex="normal"/>
    </style:style>
    <style:style style:name="P77" style:family="paragraph" style:parent-style-name="Standard">
      <style:text-properties style:font-name="FreeMono" fo:font-weight="normal" officeooo:rsid="00d915bc" officeooo:paragraph-rsid="00daa672" style:font-weight-asian="normal" style:font-weight-complex="normal"/>
    </style:style>
    <style:style style:name="P78" style:family="paragraph" style:parent-style-name="Standard">
      <style:text-properties style:font-name="FreeMono" fo:font-weight="normal" officeooo:rsid="00dea958" officeooo:paragraph-rsid="00dea958" style:font-weight-asian="normal" style:font-weight-complex="normal"/>
    </style:style>
    <style:style style:name="P79" style:family="paragraph" style:parent-style-name="Standard">
      <style:text-properties style:font-name="FreeMono" fo:font-weight="normal" officeooo:rsid="00e2f6f9" officeooo:paragraph-rsid="00e2f6f9" style:font-weight-asian="normal" style:font-weight-complex="normal"/>
    </style:style>
    <style:style style:name="P80" style:family="paragraph" style:parent-style-name="Standard">
      <style:text-properties style:font-name="FreeMono" officeooo:rsid="007d59d9" officeooo:paragraph-rsid="007d59d9"/>
    </style:style>
    <style:style style:name="P81" style:family="paragraph" style:parent-style-name="Standard">
      <style:text-properties style:font-name="FreeMono" officeooo:rsid="007dd2b5" officeooo:paragraph-rsid="007dd2b5"/>
    </style:style>
    <style:style style:name="P82" style:family="paragraph" style:parent-style-name="Standard">
      <style:text-properties style:font-name="FreeMono" officeooo:rsid="0012e1c5" officeooo:paragraph-rsid="001699fb"/>
    </style:style>
    <style:style style:name="P83" style:family="paragraph" style:parent-style-name="Standard">
      <style:text-properties style:font-name="FreeMono" officeooo:rsid="0014c327" officeooo:paragraph-rsid="007eab6f"/>
    </style:style>
    <style:style style:name="P84" style:family="paragraph" style:parent-style-name="Standard">
      <style:text-properties style:font-name="FreeMono" officeooo:rsid="0048ff15" officeooo:paragraph-rsid="006e8295"/>
    </style:style>
    <style:style style:name="P85" style:family="paragraph" style:parent-style-name="Standard">
      <style:text-properties style:font-name="FreeMono" officeooo:rsid="00d02654" officeooo:paragraph-rsid="00d02654"/>
    </style:style>
    <style:style style:name="P86" style:family="paragraph" style:parent-style-name="Standard">
      <style:text-properties style:font-name="FreeMono" officeooo:rsid="00978d3d" officeooo:paragraph-rsid="00d02654"/>
    </style:style>
    <style:style style:name="P87" style:family="paragraph" style:parent-style-name="Standard">
      <style:text-properties style:font-name="FreeMono" officeooo:rsid="00ef1fbd" officeooo:paragraph-rsid="00ef1fbd"/>
    </style:style>
    <style:style style:name="P88" style:family="paragraph" style:parent-style-name="Standard">
      <style:text-properties style:font-name="FreeMono" fo:font-weight="normal" officeooo:rsid="00dea958" officeooo:paragraph-rsid="00e0fb54" style:font-weight-asian="normal" style:font-weight-complex="normal"/>
    </style:style>
    <style:style style:name="P89" style:family="paragraph" style:parent-style-name="Standard">
      <style:text-properties style:font-name="FreeMono" fo:font-weight="normal" officeooo:rsid="00e2f6f9" officeooo:paragraph-rsid="00e2f6f9" style:font-weight-asian="normal" style:font-weight-complex="normal"/>
    </style:style>
    <style:style style:name="P90" style:family="paragraph" style:parent-style-name="Standard">
      <style:text-properties style:font-name="FreeMono" fo:font-weight="normal" officeooo:rsid="00fc344e" officeooo:paragraph-rsid="00fc344e" style:font-weight-asian="normal" style:font-weight-complex="normal"/>
    </style:style>
    <style:style style:name="P91" style:family="paragraph" style:parent-style-name="Standard">
      <style:text-properties style:font-name="FreeMono" fo:font-weight="normal" officeooo:rsid="00ff0335" officeooo:paragraph-rsid="01011bb1" style:font-weight-asian="normal" style:font-weight-complex="normal"/>
    </style:style>
    <style:style style:name="P92" style:family="paragraph" style:parent-style-name="Standard">
      <style:text-properties style:font-name="FreeMono" fo:font-weight="normal" officeooo:rsid="00a343ec" officeooo:paragraph-rsid="01011bb1" style:font-weight-asian="normal" style:font-weight-complex="normal"/>
    </style:style>
    <style:style style:name="P93" style:family="paragraph" style:parent-style-name="Standard">
      <style:text-properties style:font-name="FreeMono" fo:font-weight="normal" officeooo:rsid="00a2713a" officeooo:paragraph-rsid="01011bb1" style:font-weight-asian="normal" style:font-weight-complex="normal"/>
    </style:style>
    <style:style style:name="P94" style:family="paragraph" style:parent-style-name="Standard">
      <style:text-properties style:font-name="FreeMono" fo:font-weight="normal" officeooo:rsid="00e4a1bc" officeooo:paragraph-rsid="00e4a1bc" style:font-weight-asian="normal" style:font-weight-complex="normal"/>
    </style:style>
    <style:style style:name="P95" style:family="paragraph" style:parent-style-name="Standard">
      <style:text-properties style:font-name="FreeMono" fo:font-weight="normal" officeooo:rsid="0104e421" officeooo:paragraph-rsid="0104d150" style:font-weight-asian="normal" style:font-weight-complex="normal"/>
    </style:style>
    <style:style style:name="P96" style:family="paragraph" style:parent-style-name="Standard">
      <style:text-properties style:font-name="FreeMono" fo:font-weight="normal" officeooo:rsid="0104f134" officeooo:paragraph-rsid="0104f134" style:font-weight-asian="normal" style:font-weight-complex="normal"/>
    </style:style>
    <style:style style:name="P97" style:family="paragraph" style:parent-style-name="Standard">
      <style:text-properties style:font-name="FreeMono" fo:font-weight="normal" officeooo:rsid="00cea742" officeooo:paragraph-rsid="00cea742" style:font-weight-asian="normal" style:font-weight-complex="normal"/>
    </style:style>
    <style:style style:name="P98" style:family="paragraph" style:parent-style-name="Standard">
      <style:text-properties style:font-name="FreeMono" fo:font-weight="normal" officeooo:rsid="011059a0" officeooo:paragraph-rsid="011059a0" style:font-weight-asian="normal" style:font-weight-complex="normal"/>
    </style:style>
    <style:style style:name="P99" style:family="paragraph" style:parent-style-name="Standard">
      <style:text-properties style:font-name="FreeMono" fo:font-weight="normal" officeooo:rsid="011059a0" officeooo:paragraph-rsid="01109bb9" style:font-weight-asian="normal" style:font-weight-complex="normal"/>
    </style:style>
    <style:style style:name="P100" style:family="paragraph" style:parent-style-name="Standard">
      <style:text-properties style:font-name="FreeMono" fo:font-weight="normal" officeooo:rsid="011059a0" officeooo:paragraph-rsid="01187e81" style:font-weight-asian="normal" style:font-weight-complex="normal"/>
    </style:style>
    <style:style style:name="P101" style:family="paragraph" style:parent-style-name="Standard">
      <style:text-properties style:font-name="FreeMono" fo:font-weight="normal" officeooo:rsid="00a9be46" officeooo:paragraph-rsid="011059a0" style:font-weight-asian="normal" style:font-weight-complex="normal"/>
    </style:style>
    <style:style style:name="P102" style:family="paragraph" style:parent-style-name="Standard">
      <style:text-properties style:font-name="FreeMono" fo:font-weight="normal" officeooo:rsid="01109bb9" officeooo:paragraph-rsid="01140254" style:font-weight-asian="normal" style:font-weight-complex="normal"/>
    </style:style>
    <style:style style:name="P103" style:family="paragraph" style:parent-style-name="Standard">
      <style:text-properties style:font-name="FreeMono" fo:font-weight="normal" officeooo:rsid="01156ce1" officeooo:paragraph-rsid="01156ce1" style:font-weight-asian="normal" style:font-weight-complex="normal"/>
    </style:style>
    <style:style style:name="P104" style:family="paragraph" style:parent-style-name="Standard">
      <style:text-properties style:font-name="FreeMono" fo:font-weight="normal" officeooo:rsid="01177d4b" officeooo:paragraph-rsid="01177d4b" style:font-weight-asian="normal" style:font-weight-complex="normal"/>
    </style:style>
    <style:style style:name="P105" style:family="paragraph" style:parent-style-name="Standard">
      <style:text-properties style:font-name="FreeMono" fo:font-weight="normal" officeooo:rsid="0119a847" officeooo:paragraph-rsid="0119a847" style:font-weight-asian="normal" style:font-weight-complex="normal"/>
    </style:style>
    <style:style style:name="P106" style:family="paragraph" style:parent-style-name="Standard">
      <style:text-properties style:font-name="FreeMono" fo:font-weight="normal" officeooo:rsid="011a9e61" officeooo:paragraph-rsid="011a9e61" style:font-weight-asian="normal" style:font-weight-complex="normal"/>
    </style:style>
    <style:style style:name="P107" style:family="paragraph" style:parent-style-name="Standard">
      <style:text-properties style:font-name="FreeMono" fo:font-weight="normal" officeooo:rsid="011bc7c7" officeooo:paragraph-rsid="011bc7c7" style:font-weight-asian="normal" style:font-weight-complex="normal"/>
    </style:style>
    <style:style style:name="P108" style:family="paragraph" style:parent-style-name="Standard">
      <style:text-properties style:font-name="FreeMono" fo:font-weight="normal" officeooo:rsid="012c67ec" officeooo:paragraph-rsid="012c67ec" style:font-weight-asian="normal" style:font-weight-complex="normal"/>
    </style:style>
    <style:style style:name="P109" style:family="paragraph" style:parent-style-name="Standard">
      <style:text-properties style:font-name="FreeMono" fo:font-weight="normal" officeooo:rsid="012dc4fa" officeooo:paragraph-rsid="012dc4fa" style:font-weight-asian="normal" style:font-weight-complex="normal"/>
    </style:style>
    <style:style style:name="P110" style:family="paragraph" style:parent-style-name="Standard">
      <style:text-properties style:font-name="FreeMono" fo:font-weight="normal" officeooo:rsid="013abbb7" officeooo:paragraph-rsid="013abbb7" style:font-weight-asian="normal" style:font-weight-complex="normal"/>
    </style:style>
    <style:style style:name="P111" style:family="paragraph" style:parent-style-name="Standard">
      <style:text-properties style:font-name="FreeMono" fo:font-weight="normal" officeooo:rsid="013be483" officeooo:paragraph-rsid="013be483" style:font-weight-asian="normal" style:font-weight-complex="normal"/>
    </style:style>
    <style:style style:name="P112" style:family="paragraph" style:parent-style-name="Standard">
      <style:text-properties style:font-name="FreeMono" fo:font-weight="normal" officeooo:rsid="01454f79" officeooo:paragraph-rsid="01454f79" style:font-weight-asian="normal" style:font-weight-complex="normal"/>
    </style:style>
    <style:style style:name="P113" style:family="paragraph" style:parent-style-name="Standard">
      <style:text-properties style:font-name="FreeMono" fo:font-weight="normal" officeooo:rsid="0146e72d" officeooo:paragraph-rsid="0146e72d" style:font-weight-asian="normal" style:font-weight-complex="normal"/>
    </style:style>
    <style:style style:name="P114" style:family="paragraph" style:parent-style-name="Standard">
      <style:text-properties style:font-name="FreeMono" fo:font-weight="normal" officeooo:rsid="0148cec8" officeooo:paragraph-rsid="015a847a" style:font-weight-asian="normal" style:font-weight-complex="normal"/>
    </style:style>
    <style:style style:name="P115" style:family="paragraph" style:parent-style-name="Standard">
      <style:text-properties style:font-name="FreeMono" fo:font-weight="normal" officeooo:rsid="0078eb0c" officeooo:paragraph-rsid="00b25962" style:font-weight-asian="normal" style:font-weight-complex="normal"/>
    </style:style>
    <style:style style:name="P116" style:family="paragraph" style:parent-style-name="Standard">
      <style:text-properties style:font-name="FreeMono" fo:font-weight="normal" officeooo:rsid="0078eb0c" officeooo:paragraph-rsid="0148cec8" style:font-weight-asian="normal" style:font-weight-complex="normal"/>
    </style:style>
    <style:style style:name="P117" style:family="paragraph" style:parent-style-name="Standard">
      <style:text-properties style:font-name="FreeMono" fo:font-weight="normal" officeooo:rsid="0078eb0c" officeooo:paragraph-rsid="01688c74" style:font-weight-asian="normal" style:font-weight-complex="normal"/>
    </style:style>
    <style:style style:name="P118" style:family="paragraph" style:parent-style-name="Standard">
      <style:text-properties style:font-name="FreeMono" fo:font-weight="normal" officeooo:rsid="0078eb0c" officeooo:paragraph-rsid="014975be" style:font-weight-asian="normal" style:font-weight-complex="normal"/>
    </style:style>
    <style:style style:name="P119" style:family="paragraph" style:parent-style-name="Standard">
      <style:text-properties style:font-name="FreeMono" fo:font-weight="normal" officeooo:rsid="0078eb0c" officeooo:paragraph-rsid="017dd817" style:font-weight-asian="normal" style:font-weight-complex="normal"/>
    </style:style>
    <style:style style:name="P120" style:family="paragraph" style:parent-style-name="Standard">
      <style:text-properties style:font-name="FreeMono" fo:font-weight="normal" officeooo:rsid="00784bc0" officeooo:paragraph-rsid="01688c74" style:font-weight-asian="normal" style:font-weight-complex="normal"/>
    </style:style>
    <style:style style:name="P121" style:family="paragraph" style:parent-style-name="Standard">
      <style:text-properties style:font-name="FreeMono" fo:font-weight="normal" officeooo:rsid="014b552e" officeooo:paragraph-rsid="014d5334" style:font-weight-asian="normal" style:font-weight-complex="normal"/>
    </style:style>
    <style:style style:name="P122" style:family="paragraph" style:parent-style-name="Standard">
      <style:text-properties style:font-name="FreeMono" fo:font-weight="normal" officeooo:rsid="014f693c" officeooo:paragraph-rsid="014f693c" style:font-weight-asian="normal" style:font-weight-complex="normal"/>
    </style:style>
    <style:style style:name="P123" style:family="paragraph" style:parent-style-name="Standard">
      <style:text-properties style:font-name="FreeMono" fo:font-weight="normal" officeooo:rsid="0157e8c7" officeooo:paragraph-rsid="0157e8c7" style:font-weight-asian="normal" style:font-weight-complex="normal"/>
    </style:style>
    <style:style style:name="P124" style:family="paragraph" style:parent-style-name="Standard">
      <style:text-properties style:font-name="FreeMono" fo:font-weight="normal" officeooo:rsid="0158d5f1" officeooo:paragraph-rsid="0158d5f1" style:font-weight-asian="normal" style:font-weight-complex="normal"/>
    </style:style>
    <style:style style:name="P125" style:family="paragraph" style:parent-style-name="Standard">
      <style:text-properties style:font-name="FreeMono" fo:font-weight="normal" officeooo:rsid="015a847a" officeooo:paragraph-rsid="015a847a" style:font-weight-asian="normal" style:font-weight-complex="normal"/>
    </style:style>
    <style:style style:name="P126" style:family="paragraph" style:parent-style-name="Standard">
      <style:text-properties style:font-name="FreeMono" fo:font-weight="normal" officeooo:rsid="015b9841" officeooo:paragraph-rsid="015b9841" style:font-weight-asian="normal" style:font-weight-complex="normal"/>
    </style:style>
    <style:style style:name="P127" style:family="paragraph" style:parent-style-name="Standard">
      <style:text-properties style:font-name="FreeMono" fo:font-weight="normal" officeooo:rsid="015b9841" officeooo:paragraph-rsid="01678760" style:font-weight-asian="normal" style:font-weight-complex="normal"/>
    </style:style>
    <style:style style:name="P128" style:family="paragraph" style:parent-style-name="Standard">
      <style:text-properties style:font-name="FreeMono" fo:font-weight="normal" officeooo:rsid="015b9841" officeooo:paragraph-rsid="01688c74" style:font-weight-asian="normal" style:font-weight-complex="normal"/>
    </style:style>
    <style:style style:name="P129" style:family="paragraph" style:parent-style-name="Standard">
      <style:text-properties style:font-name="FreeMono" fo:font-weight="normal" officeooo:rsid="01688c74" officeooo:paragraph-rsid="01688c74" style:font-weight-asian="normal" style:font-weight-complex="normal"/>
    </style:style>
    <style:style style:name="P130" style:family="paragraph" style:parent-style-name="Standard">
      <style:text-properties style:font-name="FreeMono" fo:font-weight="normal" officeooo:rsid="016a7035" officeooo:paragraph-rsid="016a7035" style:font-weight-asian="normal" style:font-weight-complex="normal"/>
    </style:style>
    <style:style style:name="P131" style:family="paragraph" style:parent-style-name="Standard">
      <style:text-properties style:font-name="FreeMono" fo:font-weight="normal" officeooo:rsid="016e002f" officeooo:paragraph-rsid="016e002f" style:font-weight-asian="normal" style:font-weight-complex="normal"/>
    </style:style>
    <style:style style:name="P132" style:family="paragraph" style:parent-style-name="Standard">
      <style:text-properties style:font-name="FreeMono" fo:font-weight="normal" officeooo:rsid="0171ec06" officeooo:paragraph-rsid="0171ec06" style:font-weight-asian="normal" style:font-weight-complex="normal"/>
    </style:style>
    <style:style style:name="P133" style:family="paragraph" style:parent-style-name="Standard">
      <style:text-properties style:font-name="FreeMono" fo:font-weight="normal" officeooo:rsid="01755ece" officeooo:paragraph-rsid="01755ece" style:font-weight-asian="normal" style:font-weight-complex="normal"/>
    </style:style>
    <style:style style:name="P134" style:family="paragraph" style:parent-style-name="Standard">
      <style:text-properties style:font-name="FreeMono" fo:font-weight="normal" officeooo:rsid="017677a2" officeooo:paragraph-rsid="017677a2" style:font-weight-asian="normal" style:font-weight-complex="normal"/>
    </style:style>
    <style:style style:name="P135" style:family="paragraph" style:parent-style-name="Standard">
      <style:text-properties style:font-name="FreeMono" fo:font-weight="normal" officeooo:rsid="017677a2" officeooo:paragraph-rsid="017a5bd6" style:font-weight-asian="normal" style:font-weight-complex="normal"/>
    </style:style>
    <style:style style:name="P136" style:family="paragraph" style:parent-style-name="Standard">
      <style:text-properties style:font-name="FreeMono" fo:font-weight="normal" officeooo:rsid="017fcfd2" officeooo:paragraph-rsid="017fcfd2" style:font-weight-asian="normal" style:font-weight-complex="normal"/>
    </style:style>
    <style:style style:name="P137" style:family="paragraph" style:parent-style-name="Standard">
      <style:text-properties style:font-name="FreeMono" fo:font-weight="normal" officeooo:rsid="018402fa" officeooo:paragraph-rsid="018a9383" style:font-weight-asian="normal" style:font-weight-complex="normal"/>
    </style:style>
    <style:style style:name="P138" style:family="paragraph" style:parent-style-name="Standard">
      <style:text-properties style:font-name="FreeMono" fo:font-weight="normal" officeooo:rsid="018402fa" officeooo:paragraph-rsid="0190e08f" style:font-weight-asian="normal" style:font-weight-complex="normal"/>
    </style:style>
    <style:style style:name="P139" style:family="paragraph" style:parent-style-name="Standard">
      <style:text-properties style:font-name="FreeMono" fo:font-weight="normal" officeooo:rsid="018402fa" officeooo:paragraph-rsid="0192d741" style:font-weight-asian="normal" style:font-weight-complex="normal"/>
    </style:style>
    <style:style style:name="P140" style:family="paragraph" style:parent-style-name="Standard">
      <style:text-properties style:font-name="FreeMono" fo:font-weight="normal" officeooo:rsid="0198188b" officeooo:paragraph-rsid="0198188b" style:font-weight-asian="normal" style:font-weight-complex="normal"/>
    </style:style>
    <style:style style:name="P141" style:family="paragraph" style:parent-style-name="Standard">
      <style:text-properties style:font-name="FreeMono" fo:font-weight="normal" officeooo:rsid="01a0d321" officeooo:paragraph-rsid="01a0d321" style:font-weight-asian="normal" style:font-weight-complex="normal"/>
    </style:style>
    <style:style style:name="P142" style:family="paragraph" style:parent-style-name="Standard">
      <style:text-properties style:font-name="FreeMono" fo:font-weight="normal" officeooo:rsid="01b348b0" officeooo:paragraph-rsid="01b348b0" style:font-weight-asian="normal" style:font-weight-complex="normal"/>
    </style:style>
    <style:style style:name="P143" style:family="paragraph" style:parent-style-name="Standard">
      <style:text-properties style:font-name="FreeMono" fo:font-weight="normal" officeooo:rsid="01b35ef0" officeooo:paragraph-rsid="01b5f83f" style:font-weight-asian="normal" style:font-weight-complex="normal"/>
    </style:style>
    <style:style style:name="P144" style:family="paragraph" style:parent-style-name="Standard">
      <style:text-properties style:font-name="FreeMono" fo:font-weight="normal" officeooo:rsid="01b71f82" officeooo:paragraph-rsid="01b71f82" style:font-weight-asian="normal" style:font-weight-complex="normal"/>
    </style:style>
    <style:style style:name="P145" style:family="paragraph" style:parent-style-name="Standard">
      <style:text-properties style:font-name="FreeMono" fo:font-weight="normal" officeooo:rsid="01bc0c5e" officeooo:paragraph-rsid="01c0ae9c" style:font-weight-asian="normal" style:font-weight-complex="normal"/>
    </style:style>
    <style:style style:name="P146" style:family="paragraph" style:parent-style-name="Standard">
      <style:text-properties style:font-name="FreeMono" fo:font-weight="normal" officeooo:rsid="01c0ae9c" officeooo:paragraph-rsid="01c0ae9c" style:font-weight-asian="normal" style:font-weight-complex="normal"/>
    </style:style>
    <style:style style:name="P147" style:family="paragraph" style:parent-style-name="Standard">
      <style:text-properties style:font-name="FreeMono" fo:font-weight="normal" officeooo:rsid="01c2f03a" officeooo:paragraph-rsid="01c45c20" style:font-weight-asian="normal" style:font-weight-complex="normal"/>
    </style:style>
    <style:style style:name="P148" style:family="paragraph" style:parent-style-name="Standard">
      <style:text-properties style:font-name="FreeMono" fo:font-weight="normal" officeooo:rsid="01c5d008" officeooo:paragraph-rsid="01c95328" style:font-weight-asian="normal" style:font-weight-complex="normal"/>
    </style:style>
    <style:style style:name="P149" style:family="paragraph" style:parent-style-name="Standard">
      <style:text-properties style:font-name="FreeMono" fo:font-weight="normal" officeooo:rsid="01c88dcd" officeooo:paragraph-rsid="01da986b" style:font-weight-asian="normal" style:font-weight-complex="normal"/>
    </style:style>
    <style:style style:name="P150" style:family="paragraph" style:parent-style-name="Standard">
      <style:text-properties style:font-name="FreeMono" fo:font-weight="normal" officeooo:rsid="01c95328" officeooo:paragraph-rsid="01c95328" style:font-weight-asian="normal" style:font-weight-complex="normal"/>
    </style:style>
    <style:style style:name="P151" style:family="paragraph" style:parent-style-name="Standard">
      <style:text-properties style:font-name="FreeMono" fo:font-weight="normal" officeooo:rsid="01cd5e64" officeooo:paragraph-rsid="01cd5e64" style:font-weight-asian="normal" style:font-weight-complex="normal"/>
    </style:style>
    <style:style style:name="P152" style:family="paragraph" style:parent-style-name="Standard">
      <style:text-properties style:font-name="FreeMono" fo:font-weight="normal" officeooo:rsid="01cfa2a9" officeooo:paragraph-rsid="01d8fa06" style:font-weight-asian="normal" style:font-weight-complex="normal"/>
    </style:style>
    <style:style style:name="P153" style:family="paragraph" style:parent-style-name="Standard">
      <style:text-properties style:font-name="FreeMono" fo:font-weight="normal" officeooo:rsid="01cfa2a9" officeooo:paragraph-rsid="01da986b" style:font-weight-asian="normal" style:font-weight-complex="normal"/>
    </style:style>
    <style:style style:name="P154" style:family="paragraph" style:parent-style-name="Standard">
      <style:text-properties style:font-name="FreeMono" fo:font-weight="normal" officeooo:rsid="01dcbd70" officeooo:paragraph-rsid="01df5b85" style:font-weight-asian="normal" style:font-weight-complex="normal"/>
    </style:style>
    <style:style style:name="P155" style:family="paragraph" style:parent-style-name="Standard">
      <style:text-properties style:font-name="FreeMono" fo:font-weight="normal" officeooo:rsid="01e22a30" officeooo:paragraph-rsid="01e3c9d6" style:font-weight-asian="normal" style:font-weight-complex="normal"/>
    </style:style>
    <style:style style:name="P156" style:family="paragraph" style:parent-style-name="Standard">
      <style:text-properties style:font-name="FreeMono" fo:font-weight="bold" officeooo:rsid="010f74e4" officeooo:paragraph-rsid="010f74e4" style:font-weight-asian="bold" style:font-weight-complex="bold"/>
    </style:style>
    <style:style style:name="P157" style:family="paragraph" style:parent-style-name="Standard">
      <style:text-properties style:font-name="FreeMono" fo:font-weight="bold" officeooo:rsid="002cf7d3" officeooo:paragraph-rsid="013abbb7" style:font-weight-asian="bold" style:font-weight-complex="bold"/>
    </style:style>
    <style:style style:name="P158" style:family="paragraph" style:parent-style-name="Standard">
      <style:text-properties style:font-name="FreeMono" fo:font-weight="bold" officeooo:rsid="01454f79" officeooo:paragraph-rsid="01454f79" style:font-weight-asian="bold" style:font-weight-complex="bold"/>
    </style:style>
    <style:style style:name="P159" style:family="paragraph" style:parent-style-name="Standard">
      <style:text-properties style:font-name="FreeMono" fo:font-weight="bold" officeooo:rsid="01c59793" officeooo:paragraph-rsid="01c59793" style:font-weight-asian="bold" style:font-weight-complex="bold"/>
    </style:style>
    <style:style style:name="P160" style:family="paragraph" style:parent-style-name="Standard">
      <style:text-properties style:font-name="FreeMono" fo:font-weight="bold" officeooo:rsid="01f40d4c" officeooo:paragraph-rsid="01f40d4c" style:font-weight-asian="bold" style:font-weight-complex="bold"/>
    </style:style>
    <style:style style:name="P161" style:family="paragraph" style:parent-style-name="Standard">
      <style:text-properties style:font-name="FreeMono" officeooo:rsid="0041791a" officeooo:paragraph-rsid="005ea8b9"/>
    </style:style>
    <style:style style:name="P162"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63" style:family="paragraph" style:parent-style-name="Standard">
      <style:text-properties style:font-name="FreeMono" officeooo:rsid="017a5bd6" officeooo:paragraph-rsid="017a5bd6"/>
    </style:style>
    <style:style style:name="P164" style:family="paragraph" style:parent-style-name="Standard">
      <style:text-properties style:font-name="FreeMono" officeooo:rsid="017a5bd6" officeooo:paragraph-rsid="01a16a0c"/>
    </style:style>
    <style:style style:name="P165" style:family="paragraph" style:parent-style-name="Standard">
      <style:text-properties style:font-name="FreeMono" officeooo:rsid="000f7e64" officeooo:paragraph-rsid="000f7e64"/>
    </style:style>
    <style:style style:name="P166" style:family="paragraph" style:parent-style-name="Standard">
      <style:text-properties style:font-name="FreeMono" officeooo:rsid="01f782cf" officeooo:paragraph-rsid="01f782cf"/>
    </style:style>
    <style:style style:name="P167" style:family="paragraph" style:parent-style-name="Standard">
      <style:text-properties fo:font-style="normal" officeooo:rsid="048115ab" officeooo:paragraph-rsid="017e778c" style:font-style-asian="normal" style:font-style-complex="normal"/>
    </style:style>
    <style:style style:name="P168" style:family="paragraph" style:parent-style-name="Standard">
      <style:text-properties style:font-name="FreeMono" fo:font-style="normal" officeooo:rsid="047e29b2" officeooo:paragraph-rsid="017e778c" style:font-style-asian="normal" style:font-style-complex="normal"/>
    </style:style>
    <style:style style:name="P169" style:family="paragraph" style:parent-style-name="Standard">
      <style:text-properties style:font-name="FreeMono" fo:font-style="normal" officeooo:rsid="048115ab" officeooo:paragraph-rsid="017e778c" style:font-style-asian="normal" style:font-style-complex="normal"/>
    </style:style>
    <style:style style:name="P170" style:family="paragraph" style:parent-style-name="Standard">
      <style:text-properties style:font-name="FreeMono" fo:font-style="normal" officeooo:rsid="00771bce" officeooo:paragraph-rsid="01c59793" style:font-style-asian="normal" style:font-style-complex="normal"/>
    </style:style>
    <style:style style:name="P171" style:family="paragraph" style:parent-style-name="Standard">
      <style:text-properties style:font-name="FreeMono" fo:font-style="normal" officeooo:rsid="00771bce" officeooo:paragraph-rsid="01df5b85" style:font-style-asian="normal" style:font-style-complex="normal"/>
    </style:style>
    <style:style style:name="P172" style:family="paragraph" style:parent-style-name="Standard">
      <style:text-properties style:font-name="FreeMono" fo:font-style="normal" officeooo:rsid="007c1349" officeooo:paragraph-rsid="01c59793" style:font-style-asian="normal" style:font-style-complex="normal"/>
    </style:style>
    <style:style style:name="P173" style:family="paragraph" style:parent-style-name="Standard">
      <style:text-properties style:font-name="FreeMono" fo:font-style="normal" officeooo:rsid="0081fe21" officeooo:paragraph-rsid="01c59793" style:font-style-asian="normal" style:font-style-complex="normal"/>
    </style:style>
    <style:style style:name="P174" style:family="paragraph" style:parent-style-name="Standard">
      <style:text-properties style:font-name="FreeMono" fo:font-style="normal" officeooo:rsid="00836bd2" officeooo:paragraph-rsid="01c59793" style:font-style-asian="normal" style:font-style-complex="normal"/>
    </style:style>
    <style:style style:name="P175" style:family="paragraph" style:parent-style-name="Standard">
      <style:text-properties style:font-name="FreeMono" fo:font-style="normal" officeooo:rsid="046566f6" officeooo:paragraph-rsid="01c59793" style:font-style-asian="normal" style:font-style-complex="normal"/>
    </style:style>
    <style:style style:name="P176" style:family="paragraph" style:parent-style-name="Standard">
      <style:text-properties style:font-name="FreeMono" fo:font-style="normal" officeooo:rsid="0086dcc6" officeooo:paragraph-rsid="01c59793" style:font-style-asian="normal" style:font-style-complex="normal"/>
    </style:style>
    <style:style style:name="P177" style:family="paragraph" style:parent-style-name="Standard">
      <style:text-properties style:font-name="FreeMono" fo:font-style="normal" officeooo:rsid="0087d77a" officeooo:paragraph-rsid="01c59793" style:font-style-asian="normal" style:font-style-complex="normal"/>
    </style:style>
    <style:style style:name="P178" style:family="paragraph" style:parent-style-name="Standard">
      <style:text-properties style:font-name="FreeMono" fo:font-style="normal" officeooo:rsid="0087d77a" officeooo:paragraph-rsid="01ef3eae" style:font-style-asian="normal" style:font-style-complex="normal"/>
    </style:style>
    <style:style style:name="P179" style:family="paragraph" style:parent-style-name="Standard">
      <style:text-properties style:font-name="FreeMono" fo:font-style="normal" officeooo:rsid="0099c5b5" officeooo:paragraph-rsid="01c59793" style:font-style-asian="normal" style:font-style-complex="normal"/>
    </style:style>
    <style:style style:name="P180" style:family="paragraph" style:parent-style-name="Standard">
      <style:text-properties style:font-name="FreeMono" fo:font-style="normal" officeooo:rsid="00fa4cdb" officeooo:paragraph-rsid="01f5256e" style:font-style-asian="normal" style:font-style-complex="normal"/>
    </style:style>
    <style:style style:name="P181" style:family="paragraph" style:parent-style-name="Standard">
      <style:text-properties style:font-name="FreeMono" fo:font-style="normal" officeooo:rsid="010eb8c1" officeooo:paragraph-rsid="01f5256e" style:font-style-asian="normal" style:font-style-complex="normal"/>
    </style:style>
    <style:style style:name="P182" style:family="paragraph" style:parent-style-name="Standard">
      <style:text-properties style:font-name="FreeMono" fo:font-style="normal" officeooo:rsid="0114d25d" officeooo:paragraph-rsid="01f5256e" style:font-style-asian="normal" style:font-style-complex="normal"/>
    </style:style>
    <style:style style:name="P183" style:family="paragraph" style:parent-style-name="Standard">
      <style:text-properties style:font-name="FreeMono" fo:font-style="normal" officeooo:rsid="01208d6d" officeooo:paragraph-rsid="01f5256e" style:font-style-asian="normal" style:font-style-complex="normal"/>
    </style:style>
    <style:style style:name="P184" style:family="paragraph" style:parent-style-name="Standard">
      <style:text-properties style:font-name="FreeMono" fo:font-style="normal" officeooo:rsid="010040e5" officeooo:paragraph-rsid="01f5256e" style:font-style-asian="normal" style:font-style-complex="normal"/>
    </style:style>
    <style:style style:name="P185" style:family="paragraph" style:parent-style-name="Standard">
      <style:text-properties style:font-name="FreeMono" fo:font-style="normal" officeooo:rsid="010bcba6" officeooo:paragraph-rsid="01f5256e" style:font-style-asian="normal" style:font-style-complex="normal"/>
    </style:style>
    <style:style style:name="P186" style:family="paragraph" style:parent-style-name="Standard">
      <style:text-properties style:font-name="FreeMono" fo:font-style="normal" officeooo:rsid="010fffdb" officeooo:paragraph-rsid="01f5256e" style:font-style-asian="normal" style:font-style-complex="normal"/>
    </style:style>
    <style:style style:name="P187" style:family="paragraph" style:parent-style-name="Standard">
      <style:text-properties style:font-name="FreeMono" fo:font-style="normal" officeooo:rsid="01272376" officeooo:paragraph-rsid="01f5256e" style:font-style-asian="normal" style:font-style-complex="normal"/>
    </style:style>
    <style:style style:name="P188" style:family="paragraph" style:parent-style-name="Standard">
      <style:text-properties style:font-name="FreeMono" fo:font-style="normal" officeooo:rsid="0112e343" officeooo:paragraph-rsid="01f5256e" style:font-style-asian="normal" style:font-style-complex="normal"/>
    </style:style>
    <style:style style:name="P189" style:family="paragraph" style:parent-style-name="Standard">
      <style:text-properties style:font-name="FreeMono" fo:font-style="normal" officeooo:rsid="011503bc" officeooo:paragraph-rsid="01f5256e" style:font-style-asian="normal" style:font-style-complex="normal"/>
    </style:style>
    <style:style style:name="P190" style:family="paragraph" style:parent-style-name="Standard">
      <style:text-properties style:font-name="FreeMono" fo:font-style="normal" officeooo:rsid="01f92256" officeooo:paragraph-rsid="01f92256" style:font-style-asian="normal" style:font-style-complex="normal"/>
    </style:style>
    <style:style style:name="P191" style:family="paragraph" style:parent-style-name="Standard">
      <style:text-properties style:font-name="FreeMono" fo:font-style="normal" officeooo:rsid="01f92256" officeooo:paragraph-rsid="01fafb62" style:font-style-asian="normal" style:font-style-complex="normal"/>
    </style:style>
    <style:style style:name="P192" style:family="paragraph" style:parent-style-name="Standard">
      <style:text-properties style:font-name="FreeMono" fo:font-style="normal" officeooo:rsid="01f92256" officeooo:paragraph-rsid="01fd9062" style:font-style-asian="normal" style:font-style-complex="normal"/>
    </style:style>
    <style:style style:name="P193" style:family="paragraph" style:parent-style-name="Standard">
      <style:text-properties style:font-name="FreeMono" fo:font-style="normal" officeooo:rsid="01fd9062" officeooo:paragraph-rsid="01fd9062" style:font-style-asian="normal" style:font-style-complex="normal"/>
    </style:style>
    <style:style style:name="P194" style:family="paragraph" style:parent-style-name="Standard">
      <style:text-properties style:font-name="FreeMono" fo:font-style="normal" officeooo:rsid="01fd9062" officeooo:paragraph-rsid="01fe2aa0" style:font-style-asian="normal" style:font-style-complex="normal"/>
    </style:style>
    <style:style style:name="P195" style:family="paragraph" style:parent-style-name="Standard">
      <style:text-properties style:font-name="FreeMono" fo:font-style="normal" officeooo:rsid="01fd9062" officeooo:paragraph-rsid="0201b785" style:font-style-asian="normal" style:font-style-complex="normal"/>
    </style:style>
    <style:style style:name="P196" style:family="paragraph" style:parent-style-name="Standard">
      <style:text-properties style:font-name="FreeMono" fo:font-style="normal" officeooo:rsid="01fd9062" officeooo:paragraph-rsid="02199fd1" style:font-style-asian="normal" style:font-style-complex="normal"/>
    </style:style>
    <style:style style:name="P197" style:family="paragraph" style:parent-style-name="Standard">
      <style:text-properties style:font-name="FreeMono" fo:font-style="normal" officeooo:rsid="0201432a" officeooo:paragraph-rsid="0201432a" style:font-style-asian="normal" style:font-style-complex="normal"/>
    </style:style>
    <style:style style:name="P198" style:family="paragraph" style:parent-style-name="Standard">
      <style:text-properties style:font-name="FreeMono" fo:font-style="normal" officeooo:rsid="020298b4" officeooo:paragraph-rsid="020298b4" style:font-style-asian="normal" style:font-style-complex="normal"/>
    </style:style>
    <style:style style:name="P199" style:family="paragraph" style:parent-style-name="Standard">
      <style:text-properties style:font-name="FreeMono" fo:font-style="normal" officeooo:rsid="020298b4" officeooo:paragraph-rsid="0203fdf7" style:font-style-asian="normal" style:font-style-complex="normal"/>
    </style:style>
    <style:style style:name="P200" style:family="paragraph" style:parent-style-name="Standard">
      <style:text-properties style:font-name="FreeMono" fo:font-style="normal" officeooo:rsid="020298b4" officeooo:paragraph-rsid="0217fceb" style:font-style-asian="normal" style:font-style-complex="normal"/>
    </style:style>
    <style:style style:name="P201" style:family="paragraph" style:parent-style-name="Standard">
      <style:text-properties style:font-name="FreeMono" fo:font-style="normal" officeooo:rsid="0203fdf7" officeooo:paragraph-rsid="020298b4" style:font-style-asian="normal" style:font-style-complex="normal"/>
    </style:style>
    <style:style style:name="P202" style:family="paragraph" style:parent-style-name="Standard">
      <style:text-properties style:font-name="FreeMono" fo:font-style="normal" officeooo:rsid="0203fdf7" officeooo:paragraph-rsid="0203fdf7" style:font-style-asian="normal" style:font-style-complex="normal"/>
    </style:style>
    <style:style style:name="P203" style:family="paragraph" style:parent-style-name="Standard">
      <style:text-properties style:font-name="FreeMono" fo:font-style="normal" officeooo:rsid="0203fdf7" officeooo:paragraph-rsid="02151ac7" style:font-style-asian="normal" style:font-style-complex="normal"/>
    </style:style>
    <style:style style:name="P204" style:family="paragraph" style:parent-style-name="Standard">
      <style:text-properties style:font-name="FreeMono" fo:font-style="normal" officeooo:rsid="0203fdf7" officeooo:paragraph-rsid="02171670" style:font-style-asian="normal" style:font-style-complex="normal"/>
    </style:style>
    <style:style style:name="P205" style:family="paragraph" style:parent-style-name="Standard">
      <style:text-properties style:font-name="FreeMono" fo:font-style="normal" officeooo:rsid="0203fdf7" officeooo:paragraph-rsid="02246d4b" style:font-style-asian="normal" style:font-style-complex="normal"/>
    </style:style>
    <style:style style:name="P206" style:family="paragraph" style:parent-style-name="Standard">
      <style:text-properties style:font-name="FreeMono" fo:font-style="normal" officeooo:rsid="0204caf9" officeooo:paragraph-rsid="0217fceb" style:font-style-asian="normal" style:font-style-complex="normal"/>
    </style:style>
    <style:style style:name="P207" style:family="paragraph" style:parent-style-name="Standard">
      <style:text-properties style:font-name="FreeMono" fo:font-style="normal" officeooo:rsid="0204caf9" officeooo:paragraph-rsid="02246d4b" style:font-style-asian="normal" style:font-style-complex="normal"/>
    </style:style>
    <style:style style:name="P208" style:family="paragraph" style:parent-style-name="Standard">
      <style:text-properties style:font-name="FreeMono" fo:font-style="normal" officeooo:rsid="020ed2cb" officeooo:paragraph-rsid="02171670" style:font-style-asian="normal" style:font-style-complex="normal"/>
    </style:style>
    <style:style style:name="P209" style:family="paragraph" style:parent-style-name="Standard">
      <style:text-properties style:font-name="FreeMono" fo:font-style="normal" officeooo:rsid="020ed2cb" officeooo:paragraph-rsid="0221b4a6" style:font-style-asian="normal" style:font-style-complex="normal"/>
    </style:style>
    <style:style style:name="P210" style:family="paragraph" style:parent-style-name="Standard">
      <style:text-properties style:font-name="FreeMono" fo:font-style="normal" officeooo:rsid="020ed2cb" officeooo:paragraph-rsid="022842d6" style:font-style-asian="normal" style:font-style-complex="normal"/>
    </style:style>
    <style:style style:name="P211" style:family="paragraph" style:parent-style-name="Standard">
      <style:text-properties style:font-name="FreeMono" fo:font-style="normal" officeooo:rsid="020ed2cb" officeooo:paragraph-rsid="022b4d01" style:font-style-asian="normal" style:font-style-complex="normal"/>
    </style:style>
    <style:style style:name="P212" style:family="paragraph" style:parent-style-name="Standard">
      <style:text-properties style:font-name="FreeMono" fo:font-style="normal" officeooo:rsid="02171670" officeooo:paragraph-rsid="02171670" style:font-style-asian="normal" style:font-style-complex="normal"/>
    </style:style>
    <style:style style:name="P213" style:family="paragraph" style:parent-style-name="Standard">
      <style:text-properties style:font-name="FreeMono" fo:font-style="normal" officeooo:rsid="0217fceb" officeooo:paragraph-rsid="0217fceb" style:font-style-asian="normal" style:font-style-complex="normal"/>
    </style:style>
    <style:style style:name="P214" style:family="paragraph" style:parent-style-name="Standard">
      <style:text-properties style:font-name="FreeMono" fo:font-style="normal" officeooo:rsid="0221b4a6" officeooo:paragraph-rsid="0221b4a6" style:font-style-asian="normal" style:font-style-complex="normal"/>
    </style:style>
    <style:style style:name="P215" style:family="paragraph" style:parent-style-name="Standard">
      <style:text-properties style:font-name="FreeMono" fo:font-style="normal" officeooo:rsid="02232543" officeooo:paragraph-rsid="02232543" style:font-style-asian="normal" style:font-style-complex="normal"/>
    </style:style>
    <style:style style:name="P216" style:family="paragraph" style:parent-style-name="Standard">
      <style:text-properties style:font-name="FreeMono" fo:font-style="normal" officeooo:rsid="0225780c" officeooo:paragraph-rsid="02262703" style:font-style-asian="normal" style:font-style-complex="normal"/>
    </style:style>
    <style:style style:name="P217" style:family="paragraph" style:parent-style-name="Standard">
      <style:text-properties style:font-name="FreeMono" fo:font-style="normal" officeooo:rsid="02262703" officeooo:paragraph-rsid="02262703" style:font-style-asian="normal" style:font-style-complex="normal"/>
    </style:style>
    <style:style style:name="P218" style:family="paragraph" style:parent-style-name="Standard">
      <style:text-properties style:font-name="FreeMono" fo:font-style="normal" officeooo:rsid="02262703" officeooo:paragraph-rsid="022866d7" style:font-style-asian="normal" style:font-style-complex="normal"/>
    </style:style>
    <style:style style:name="P219" style:family="paragraph" style:parent-style-name="Standard">
      <style:text-properties style:font-name="FreeMono" fo:font-style="normal" officeooo:rsid="022842d6" officeooo:paragraph-rsid="022b4d01" style:font-style-asian="normal" style:font-style-complex="normal"/>
    </style:style>
    <style:style style:name="P220" style:family="paragraph" style:parent-style-name="Standard">
      <style:text-properties style:font-name="FreeMono" fo:font-style="normal" officeooo:rsid="022866d7" officeooo:paragraph-rsid="022866d7" style:font-style-asian="normal" style:font-style-complex="normal"/>
    </style:style>
    <style:style style:name="P221" style:family="paragraph" style:parent-style-name="Standard">
      <style:text-properties style:font-name="FreeMono" fo:font-style="normal" officeooo:rsid="022a2b05" officeooo:paragraph-rsid="022a2b05" style:font-style-asian="normal" style:font-style-complex="normal"/>
    </style:style>
    <style:style style:name="P222" style:family="paragraph" style:parent-style-name="Standard">
      <style:text-properties style:font-name="FreeMono" fo:font-style="normal" officeooo:rsid="022a2b05" officeooo:paragraph-rsid="022b4d01" style:font-style-asian="normal" style:font-style-complex="normal"/>
    </style:style>
    <style:style style:name="P223" style:family="paragraph" style:parent-style-name="Standard">
      <style:text-properties style:font-name="FreeMono" fo:font-style="normal" officeooo:rsid="022e5a02" officeooo:paragraph-rsid="022e5a02" style:font-style-asian="normal" style:font-style-complex="normal"/>
    </style:style>
    <style:style style:name="P224" style:family="paragraph" style:parent-style-name="Standard">
      <style:text-properties style:font-name="FreeMono" fo:font-style="normal" officeooo:paragraph-rsid="01f5256e"/>
    </style:style>
    <style:style style:name="P225" style:family="paragraph" style:parent-style-name="Standard">
      <style:text-properties style:font-name="FreeMono" fo:font-style="normal" fo:font-weight="normal" officeooo:rsid="01220c07" officeooo:paragraph-rsid="01f5256e" style:font-style-asian="normal" style:font-weight-asian="normal" style:font-style-complex="normal" style:font-weight-complex="normal"/>
    </style:style>
    <style:style style:name="P226" style:family="paragraph" style:parent-style-name="Standard">
      <style:text-properties style:font-name="FreeMono" officeooo:rsid="04792c5c" officeooo:paragraph-rsid="017bb7a0"/>
    </style:style>
    <style:style style:name="P227" style:family="paragraph" style:parent-style-name="Standard">
      <style:text-properties style:font-name="FreeMono" fo:font-weight="normal" officeooo:rsid="015b9841" officeooo:paragraph-rsid="01678760" style:font-weight-asian="normal" style:font-weight-complex="normal"/>
    </style:style>
    <style:style style:name="P228" style:family="paragraph" style:parent-style-name="Standard">
      <style:text-properties style:font-name="FreeMono" fo:font-weight="normal" officeooo:rsid="015b9841" officeooo:paragraph-rsid="015b9841" style:font-weight-asian="normal" style:font-weight-complex="normal"/>
    </style:style>
    <style:style style:name="P229" style:family="paragraph" style:parent-style-name="Standard">
      <style:text-properties style:font-name="FreeMono" fo:font-style="italic" officeooo:rsid="007c1349" officeooo:paragraph-rsid="01c59793" style:font-style-asian="italic" style:font-style-complex="italic"/>
    </style:style>
    <style:style style:name="P230" style:family="paragraph" style:parent-style-name="Standard">
      <style:text-properties style:font-name="FreeMono" fo:font-style="italic" officeooo:rsid="0098e633" officeooo:paragraph-rsid="01c59793" style:font-style-asian="italic" style:font-style-complex="italic"/>
    </style:style>
    <style:style style:name="P231" style:family="paragraph" style:parent-style-name="Standard">
      <style:text-properties style:font-name="FreeMono" fo:font-style="italic" officeooo:rsid="0098e633" officeooo:paragraph-rsid="01ef3eae" style:font-style-asian="italic" style:font-style-complex="italic"/>
    </style:style>
    <style:style style:name="P232" style:family="paragraph" style:parent-style-name="Standard">
      <style:text-properties style:font-name="FreeMono" fo:font-style="italic" officeooo:rsid="0099c5b5" officeooo:paragraph-rsid="01c59793" style:font-style-asian="italic" style:font-style-complex="italic"/>
    </style:style>
    <style:style style:name="P233" style:family="paragraph" style:parent-style-name="Standard">
      <style:text-properties style:font-name="FreeMono" fo:font-style="italic" officeooo:rsid="0099c5b5" officeooo:paragraph-rsid="01f1a73f" style:font-style-asian="italic" style:font-style-complex="italic"/>
    </style:style>
    <style:style style:name="P234" style:family="paragraph" style:parent-style-name="Standard">
      <style:text-properties style:font-name="FreeMono" fo:font-style="italic" officeooo:rsid="00f69bf3" officeooo:paragraph-rsid="01f5256e" style:font-style-asian="italic" style:font-style-complex="italic"/>
    </style:style>
    <style:style style:name="P235" style:family="paragraph" style:parent-style-name="Standard">
      <style:text-properties style:font-name="FreeMono" fo:font-style="italic" officeooo:rsid="00f69bf3" officeooo:paragraph-rsid="01f40d4c" style:font-style-asian="italic" style:font-style-complex="italic"/>
    </style:style>
    <style:style style:name="P236" style:family="paragraph" style:parent-style-name="Standard">
      <style:text-properties style:font-name="FreeMono" officeooo:rsid="0099c5b5" officeooo:paragraph-rsid="01f1a73f"/>
    </style:style>
    <style:style style:name="P237" style:family="paragraph" style:parent-style-name="Standard">
      <style:text-properties style:font-name="FreeMono" fo:font-size="12pt" fo:font-style="normal" officeooo:rsid="022e5a02" officeooo:paragraph-rsid="022e5a02" style:font-size-asian="12pt" style:font-style-asian="normal" style:font-size-complex="12pt" style:font-style-complex="normal"/>
    </style:style>
    <style:style style:name="P238" style:family="paragraph" style:parent-style-name="Standard">
      <style:text-properties officeooo:rsid="04792c5c" officeooo:paragraph-rsid="017bb7a0"/>
    </style:style>
    <style:style style:name="P239" style:family="paragraph" style:parent-style-name="Standard">
      <style:text-properties fo:font-variant="normal" fo:text-transform="none" fo:color="#222222" style:font-name="FreeMono" fo:font-size="12pt" fo:letter-spacing="normal" fo:font-style="normal" fo:font-weight="normal" officeooo:rsid="022e5a02" officeooo:paragraph-rsid="022e5a02" style:font-size-asian="12pt" style:font-style-asian="normal" style:font-size-complex="12pt" style:font-style-complex="normal"/>
    </style:style>
    <style:style style:name="P240" style:family="paragraph" style:parent-style-name="Standard">
      <style:text-properties fo:font-variant="normal" fo:text-transform="none" fo:color="#222222" style:font-name="FreeMono" fo:font-size="12pt" fo:letter-spacing="normal" fo:font-style="normal" fo:font-weight="normal" officeooo:rsid="022e5a02" officeooo:paragraph-rsid="0230ca63" style:font-size-asian="12pt" style:font-style-asian="normal" style:font-size-complex="12pt" style:font-style-complex="normal"/>
    </style:style>
    <style:style style:name="P241" style:family="paragraph" style:parent-style-name="Standard">
      <style:text-properties fo:font-variant="normal" fo:text-transform="none" fo:color="#222222" style:font-name="FreeMono" fo:font-size="12pt" fo:letter-spacing="normal" fo:font-style="normal" fo:font-weight="normal" officeooo:rsid="022e5a02" officeooo:paragraph-rsid="02323323" style:font-size-asian="12pt" style:font-style-asian="normal" style:font-size-complex="12pt" style:font-style-complex="normal"/>
    </style:style>
    <style:style style:name="P242" style:family="paragraph" style:parent-style-name="Standard">
      <style:text-properties fo:font-variant="normal" fo:text-transform="none" fo:color="#222222" style:font-name="FreeMono" fo:font-size="12pt" fo:letter-spacing="normal" fo:font-style="normal" fo:font-weight="normal" officeooo:rsid="0230ca63" officeooo:paragraph-rsid="0230ca63" style:font-size-asian="12pt" style:font-style-asian="normal" style:font-size-complex="12pt" style:font-style-complex="normal"/>
    </style:style>
    <style:style style:name="P243" style:family="paragraph" style:parent-style-name="Standard">
      <style:text-properties fo:font-variant="normal" fo:text-transform="none" fo:color="#222222" style:font-name="FreeMono" fo:font-size="12pt" fo:letter-spacing="normal" fo:font-style="normal" fo:font-weight="normal" officeooo:rsid="02323323" officeooo:paragraph-rsid="02323323" style:font-size-asian="12pt" style:font-style-asian="normal" style:font-size-complex="12pt" style:font-style-complex="normal"/>
    </style:style>
    <style:style style:name="P244" style:family="paragraph" style:parent-style-name="Standard">
      <style:paragraph-properties fo:margin-left="0in" fo:margin-right="0in" fo:text-indent="0in" style:auto-text-indent="false"/>
      <style:text-properties style:font-name="FreeMono" fo:font-weight="normal" officeooo:rsid="01cfa2a9" officeooo:paragraph-rsid="01df167e" style:font-weight-asian="normal" style:font-weight-complex="normal"/>
    </style:style>
    <style:style style:name="P245" style:family="paragraph" style:parent-style-name="Standard">
      <style:paragraph-properties fo:margin-left="0.4925in" fo:margin-right="0in" fo:text-indent="0in" style:auto-text-indent="false"/>
      <style:text-properties style:font-name="FreeMono" fo:font-weight="normal" officeooo:rsid="01cfa2a9" officeooo:paragraph-rsid="01df167e" style:font-weight-asian="normal" style:font-weight-complex="normal"/>
    </style:style>
    <style:style style:name="P246" style:family="paragraph" style:parent-style-name="Standard">
      <style:paragraph-properties fo:margin-left="0.4925in" fo:margin-right="0in" fo:text-indent="0in" style:auto-text-indent="false"/>
      <style:text-properties style:font-name="FreeMono" fo:font-style="italic" officeooo:rsid="00638774" officeooo:paragraph-rsid="01df167e" style:font-style-asian="italic" style:font-style-complex="italic"/>
    </style:style>
    <style:style style:name="P247" style:family="paragraph" style:parent-style-name="Standard">
      <style:paragraph-properties fo:margin-left="0.4925in" fo:margin-right="0in" fo:text-indent="0in" style:auto-text-indent="false"/>
      <style:text-properties style:font-name="FreeMono" fo:font-style="normal" officeooo:rsid="00667328" officeooo:paragraph-rsid="01df167e"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style:text-position="super 58%" officeooo:rsid="014e0dc8"/>
    </style:style>
    <style:style style:name="T5" style:family="text">
      <style:text-properties officeooo:rsid="000da810"/>
    </style:style>
    <style:style style:name="T6" style:family="text">
      <style:text-properties officeooo:rsid="0014c327"/>
    </style:style>
    <style:style style:name="T7" style:family="text">
      <style:text-properties officeooo:rsid="001699fb"/>
    </style:style>
    <style:style style:name="T8" style:family="text">
      <style:text-properties officeooo:rsid="00187283"/>
    </style:style>
    <style:style style:name="T9" style:family="text">
      <style:text-properties officeooo:rsid="001da52a"/>
    </style:style>
    <style:style style:name="T10" style:family="text">
      <style:text-properties officeooo:rsid="001debd5"/>
    </style:style>
    <style:style style:name="T11" style:family="text">
      <style:text-properties officeooo:rsid="001e4c2f"/>
    </style:style>
    <style:style style:name="T12" style:family="text">
      <style:text-properties officeooo:rsid="002047fe"/>
    </style:style>
    <style:style style:name="T13" style:family="text">
      <style:text-properties officeooo:rsid="002194ed"/>
    </style:style>
    <style:style style:name="T14" style:family="text">
      <style:text-properties officeooo:rsid="002457a2"/>
    </style:style>
    <style:style style:name="T15" style:family="text">
      <style:text-properties officeooo:rsid="0025457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fo:font-style="italic" style:font-style-asian="italic" style:font-style-complex="italic"/>
    </style:style>
    <style:style style:name="T34" style:family="text">
      <style:text-properties fo:font-style="italic" officeooo:rsid="040c3873" style:font-style-asian="italic" style:font-style-complex="italic"/>
    </style:style>
    <style:style style:name="T35" style:family="text">
      <style:text-properties fo:font-style="italic" officeooo:rsid="0461662f" style:font-style-asian="italic" style:font-style-complex="italic"/>
    </style:style>
    <style:style style:name="T36" style:family="text">
      <style:text-properties fo:font-style="italic" officeooo:rsid="0087d77a" style:font-style-asian="italic" style:font-style-complex="italic"/>
    </style:style>
    <style:style style:name="T37" style:family="text">
      <style:text-properties fo:font-style="italic" officeooo:rsid="04672825" style:font-style-asian="italic" style:font-style-complex="italic"/>
    </style:style>
    <style:style style:name="T38" style:family="text">
      <style:text-properties fo:font-style="italic" officeooo:rsid="046809c8" style:font-style-asian="italic" style:font-style-complex="italic"/>
    </style:style>
    <style:style style:name="T39" style:family="text">
      <style:text-properties officeooo:rsid="005deeb3"/>
    </style:style>
    <style:style style:name="T40" style:family="text">
      <style:text-properties officeooo:rsid="005ea8b9"/>
    </style:style>
    <style:style style:name="T41" style:family="text">
      <style:text-properties officeooo:rsid="0060866e"/>
    </style:style>
    <style:style style:name="T42" style:family="text">
      <style:text-properties officeooo:rsid="00632f68"/>
    </style:style>
    <style:style style:name="T43" style:family="text">
      <style:text-properties officeooo:rsid="00691f24"/>
    </style:style>
    <style:style style:name="T44" style:family="text">
      <style:text-properties fo:font-style="normal" style:font-style-asian="normal" style:font-style-complex="normal"/>
    </style:style>
    <style:style style:name="T45" style:family="text">
      <style:text-properties fo:font-style="normal" officeooo:rsid="004abd24" style:font-style-asian="normal" style:font-style-complex="normal"/>
    </style:style>
    <style:style style:name="T46" style:family="text">
      <style:text-properties fo:font-style="normal" officeooo:rsid="004b51c2" style:font-style-asian="normal" style:font-style-complex="normal"/>
    </style:style>
    <style:style style:name="T47" style:family="text">
      <style:text-properties fo:font-style="normal" officeooo:rsid="006fb55d" style:font-style-asian="normal" style:font-style-complex="normal"/>
    </style:style>
    <style:style style:name="T48" style:family="text">
      <style:text-properties fo:font-style="normal" officeooo:rsid="009949be" style:font-style-asian="normal" style:font-style-complex="normal"/>
    </style:style>
    <style:style style:name="T49" style:family="text">
      <style:text-properties fo:font-style="normal" officeooo:rsid="00d02654" style:font-style-asian="normal" style:font-style-complex="normal"/>
    </style:style>
    <style:style style:name="T50" style:family="text">
      <style:text-properties fo:font-style="normal" officeooo:rsid="00d1675f" style:font-style-asian="normal" style:font-style-complex="normal"/>
    </style:style>
    <style:style style:name="T51" style:family="text">
      <style:text-properties fo:font-style="normal" officeooo:rsid="00d304a5" style:font-style-asian="normal" style:font-style-complex="normal"/>
    </style:style>
    <style:style style:name="T52" style:family="text">
      <style:text-properties fo:font-style="normal" officeooo:rsid="00954616" style:font-style-asian="normal" style:font-style-complex="normal"/>
    </style:style>
    <style:style style:name="T53" style:family="text">
      <style:text-properties fo:font-style="normal" officeooo:rsid="00667328" style:font-style-asian="normal" style:font-style-complex="normal"/>
    </style:style>
    <style:style style:name="T54" style:family="text">
      <style:text-properties fo:font-style="normal" officeooo:rsid="045575d0" style:font-style-asian="normal" style:font-style-complex="normal"/>
    </style:style>
    <style:style style:name="T55" style:family="text">
      <style:text-properties fo:font-style="normal" officeooo:rsid="0456c823" style:font-style-asian="normal" style:font-style-complex="normal"/>
    </style:style>
    <style:style style:name="T56" style:family="text">
      <style:text-properties fo:font-style="normal" officeooo:rsid="009de9fe" style:font-style-asian="normal" style:font-style-complex="normal"/>
    </style:style>
    <style:style style:name="T57" style:family="text">
      <style:text-properties fo:font-style="normal" officeooo:rsid="009ebd85" style:font-style-asian="normal" style:font-style-complex="normal"/>
    </style:style>
    <style:style style:name="T58" style:family="text">
      <style:text-properties fo:font-style="normal" officeooo:rsid="03fc855e" style:font-style-asian="normal" style:font-style-complex="normal"/>
    </style:style>
    <style:style style:name="T59" style:family="text">
      <style:text-properties fo:font-style="normal" officeooo:rsid="00a06d9b" style:font-style-asian="normal" style:font-style-complex="normal"/>
    </style:style>
    <style:style style:name="T60" style:family="text">
      <style:text-properties fo:font-style="normal" officeooo:rsid="009b81f7" style:font-style-asian="normal" style:font-style-complex="normal"/>
    </style:style>
    <style:style style:name="T61" style:family="text">
      <style:text-properties fo:font-style="normal" officeooo:rsid="045d74f5" style:font-style-asian="normal" style:font-style-complex="normal"/>
    </style:style>
    <style:style style:name="T62" style:family="text">
      <style:text-properties fo:font-style="normal" officeooo:rsid="045e9058" style:font-style-asian="normal" style:font-style-complex="normal"/>
    </style:style>
    <style:style style:name="T63" style:family="text">
      <style:text-properties fo:font-style="normal" officeooo:rsid="045f3fb5" style:font-style-asian="normal" style:font-style-complex="normal"/>
    </style:style>
    <style:style style:name="T64" style:family="text">
      <style:text-properties fo:font-style="normal" officeooo:rsid="03fd7500" style:font-style-asian="normal" style:font-style-complex="normal"/>
    </style:style>
    <style:style style:name="T65" style:family="text">
      <style:text-properties fo:font-style="normal" officeooo:rsid="03fdb2ed" style:font-style-asian="normal" style:font-style-complex="normal"/>
    </style:style>
    <style:style style:name="T66" style:family="text">
      <style:text-properties fo:font-style="normal" officeooo:rsid="046930d3" style:font-style-asian="normal" style:font-style-complex="normal"/>
    </style:style>
    <style:style style:name="T67" style:family="text">
      <style:text-properties fo:font-style="normal" officeooo:rsid="01f1a73f" style:font-style-asian="normal" style:font-style-complex="normal"/>
    </style:style>
    <style:style style:name="T68" style:family="text">
      <style:text-properties fo:font-style="normal" officeooo:rsid="01f364d7" style:font-style-asian="normal" style:font-style-complex="normal"/>
    </style:style>
    <style:style style:name="T69" style:family="text">
      <style:text-properties fo:font-style="normal" officeooo:rsid="00fa4cdb" style:font-style-asian="normal" style:font-style-complex="normal"/>
    </style:style>
    <style:style style:name="T70" style:family="text">
      <style:text-properties fo:font-style="normal" officeooo:rsid="0108f5fe" style:font-style-asian="normal" style:font-style-complex="normal"/>
    </style:style>
    <style:style style:name="T71" style:family="text">
      <style:text-properties fo:font-style="normal" officeooo:rsid="011c0b50" style:font-style-asian="normal" style:font-style-complex="normal"/>
    </style:style>
    <style:style style:name="T72" style:family="text">
      <style:text-properties officeooo:rsid="043ce47f"/>
    </style:style>
    <style:style style:name="T73" style:family="text">
      <style:text-properties style:font-name="FreeMono" officeooo:rsid="003ea406"/>
    </style:style>
    <style:style style:name="T74" style:family="text">
      <style:text-properties style:font-name="FreeMono" officeooo:rsid="0073471a"/>
    </style:style>
    <style:style style:name="T75" style:family="text">
      <style:text-properties style:font-name="FreeMono" officeooo:rsid="01353d7c"/>
    </style:style>
    <style:style style:name="T76" style:family="text">
      <style:text-properties style:font-name="FreeMono" officeooo:rsid="01033d40"/>
    </style:style>
    <style:style style:name="T77" style:family="text">
      <style:text-properties style:font-name="FreeMono" officeooo:rsid="00750505"/>
    </style:style>
    <style:style style:name="T78" style:family="text">
      <style:text-properties style:font-name="FreeMono" officeooo:rsid="0075d908"/>
    </style:style>
    <style:style style:name="T79" style:family="text">
      <style:text-properties style:font-name="FreeMono" fo:font-style="normal" fo:font-weight="normal" style:font-style-asian="normal" style:font-weight-asian="normal" style:font-style-complex="normal" style:font-weight-complex="normal"/>
    </style:style>
    <style:style style:name="T80" style:family="text">
      <style:text-properties style:font-name="FreeMono" fo:font-style="normal" fo:font-weight="normal" officeooo:rsid="047adaa2" style:font-style-asian="normal" style:font-weight-asian="normal" style:font-style-complex="normal" style:font-weight-complex="normal"/>
    </style:style>
    <style:style style:name="T81" style:family="text">
      <style:text-properties style:font-name="FreeMono" fo:font-style="normal" fo:font-weight="normal" officeooo:rsid="017bb7a0" style:font-style-asian="normal" style:font-weight-asian="normal" style:font-style-complex="normal" style:font-weight-complex="normal"/>
    </style:style>
    <style:style style:name="T82" style:family="text">
      <style:text-properties style:font-name="FreeMono" fo:font-style="normal" fo:font-weight="normal" officeooo:rsid="017c5598" style:font-style-asian="normal" style:font-weight-asian="normal" style:font-style-complex="normal" style:font-weight-complex="normal"/>
    </style:style>
    <style:style style:name="T83" style:family="text">
      <style:text-properties style:font-name="FreeMono" fo:font-style="normal" fo:font-weight="normal" officeooo:rsid="017dd817" style:font-style-asian="normal" style:font-weight-asian="normal" style:font-style-complex="normal" style:font-weight-complex="normal"/>
    </style:style>
    <style:style style:name="T84" style:family="text">
      <style:text-properties style:font-name="FreeMono" fo:font-style="normal" fo:font-weight="normal" officeooo:rsid="017e778c" style:font-style-asian="normal" style:font-weight-asian="normal" style:font-style-complex="normal" style:font-weight-complex="normal"/>
    </style:style>
    <style:style style:name="T85" style:family="text">
      <style:text-properties style:font-name="FreeMono" fo:font-style="normal" fo:font-weight="normal" officeooo:rsid="01b0062e" style:font-style-asian="normal" style:font-weight-asian="normal" style:font-style-complex="normal" style:font-weight-complex="normal"/>
    </style:style>
    <style:style style:name="T86" style:family="text">
      <style:text-properties officeooo:rsid="006e8295"/>
    </style:style>
    <style:style style:name="T87" style:family="text">
      <style:text-properties officeooo:rsid="006fb55d"/>
    </style:style>
    <style:style style:name="T88" style:family="text">
      <style:text-properties officeooo:rsid="00718537"/>
    </style:style>
    <style:style style:name="T89" style:family="text">
      <style:text-properties officeooo:rsid="0075d908"/>
    </style:style>
    <style:style style:name="T90" style:family="text">
      <style:text-properties officeooo:rsid="00778715"/>
    </style:style>
    <style:style style:name="T91" style:family="text">
      <style:text-properties officeooo:rsid="0079ea4b"/>
    </style:style>
    <style:style style:name="T92" style:family="text">
      <style:text-properties officeooo:rsid="007bd762"/>
    </style:style>
    <style:style style:name="T93" style:family="text">
      <style:text-properties officeooo:rsid="007d59d9"/>
    </style:style>
    <style:style style:name="T94" style:family="text">
      <style:text-properties officeooo:rsid="000f7e64"/>
    </style:style>
    <style:style style:name="T95" style:family="text">
      <style:text-properties officeooo:rsid="007dd2b5"/>
    </style:style>
    <style:style style:name="T96" style:family="text">
      <style:text-properties officeooo:rsid="007eab6f"/>
    </style:style>
    <style:style style:name="T97" style:family="text">
      <style:text-properties officeooo:rsid="0080e1a6"/>
    </style:style>
    <style:style style:name="T98" style:family="text">
      <style:text-properties officeooo:rsid="0083c791"/>
    </style:style>
    <style:style style:name="T99" style:family="text">
      <style:text-properties officeooo:rsid="008498c7"/>
    </style:style>
    <style:style style:name="T100" style:family="text">
      <style:text-properties officeooo:rsid="00860279"/>
    </style:style>
    <style:style style:name="T101" style:family="text">
      <style:text-properties officeooo:rsid="00864098"/>
    </style:style>
    <style:style style:name="T102" style:family="text">
      <style:text-properties officeooo:rsid="008675e0"/>
    </style:style>
    <style:style style:name="T103" style:family="text">
      <style:text-properties officeooo:rsid="00874eb5"/>
    </style:style>
    <style:style style:name="T104" style:family="text">
      <style:text-properties officeooo:rsid="0088c6a9"/>
    </style:style>
    <style:style style:name="T105" style:family="text">
      <style:text-properties officeooo:rsid="00893c6f"/>
    </style:style>
    <style:style style:name="T106" style:family="text">
      <style:text-properties officeooo:rsid="008a3c2a"/>
    </style:style>
    <style:style style:name="T107" style:family="text">
      <style:text-properties officeooo:rsid="008b757e"/>
    </style:style>
    <style:style style:name="T108" style:family="text">
      <style:text-properties officeooo:rsid="008d2a5d"/>
    </style:style>
    <style:style style:name="T109" style:family="text">
      <style:text-properties officeooo:rsid="0090747d"/>
    </style:style>
    <style:style style:name="T110" style:family="text">
      <style:text-properties officeooo:rsid="00916ac3"/>
    </style:style>
    <style:style style:name="T111" style:family="text">
      <style:text-properties officeooo:rsid="009250dd"/>
    </style:style>
    <style:style style:name="T112" style:family="text">
      <style:text-properties officeooo:rsid="00938f1f"/>
    </style:style>
    <style:style style:name="T113" style:family="text">
      <style:text-properties officeooo:rsid="00a63e67"/>
    </style:style>
    <style:style style:name="T114" style:family="text">
      <style:text-properties officeooo:rsid="00d7411a"/>
    </style:style>
    <style:style style:name="T115" style:family="text">
      <style:text-properties officeooo:rsid="00d915bc"/>
    </style:style>
    <style:style style:name="T116" style:family="text">
      <style:text-properties officeooo:rsid="00daa672"/>
    </style:style>
    <style:style style:name="T117" style:family="text">
      <style:text-properties officeooo:rsid="00dbdc83"/>
    </style:style>
    <style:style style:name="T118" style:family="text">
      <style:text-properties officeooo:rsid="00dc84a9"/>
    </style:style>
    <style:style style:name="T119" style:family="text">
      <style:text-properties officeooo:rsid="00e0c64e"/>
    </style:style>
    <style:style style:name="T120" style:family="text">
      <style:text-properties officeooo:rsid="00e5f8e3"/>
    </style:style>
    <style:style style:name="T121" style:family="text">
      <style:text-properties officeooo:rsid="00e832db"/>
    </style:style>
    <style:style style:name="T122" style:family="text">
      <style:text-properties officeooo:rsid="00e97c42"/>
    </style:style>
    <style:style style:name="T123" style:family="text">
      <style:text-properties officeooo:rsid="00eb44f8"/>
    </style:style>
    <style:style style:name="T124" style:family="text">
      <style:text-properties officeooo:rsid="00ec5f03"/>
    </style:style>
    <style:style style:name="T125" style:family="text">
      <style:text-properties officeooo:rsid="00f03477"/>
    </style:style>
    <style:style style:name="T126" style:family="text">
      <style:text-properties officeooo:rsid="00f3e9f2"/>
    </style:style>
    <style:style style:name="T127" style:family="text">
      <style:text-properties officeooo:rsid="00f7838a"/>
    </style:style>
    <style:style style:name="T128" style:family="text">
      <style:text-properties officeooo:rsid="00fc8717"/>
    </style:style>
    <style:style style:name="T129" style:family="text">
      <style:text-properties officeooo:rsid="01005862"/>
    </style:style>
    <style:style style:name="T130" style:family="text">
      <style:text-properties officeooo:rsid="0102df10"/>
    </style:style>
    <style:style style:name="T131" style:family="text">
      <style:text-properties officeooo:rsid="00a9be46"/>
    </style:style>
    <style:style style:name="T132" style:family="text">
      <style:text-properties officeooo:rsid="0107d861"/>
    </style:style>
    <style:style style:name="T133" style:family="text">
      <style:text-properties officeooo:rsid="010989c2"/>
    </style:style>
    <style:style style:name="T134" style:family="text">
      <style:text-properties officeooo:rsid="01109bb9"/>
    </style:style>
    <style:style style:name="T135" style:family="text">
      <style:text-properties officeooo:rsid="01125d0f"/>
    </style:style>
    <style:style style:name="T136" style:family="text">
      <style:text-properties officeooo:rsid="01140254"/>
    </style:style>
    <style:style style:name="T137" style:family="text">
      <style:text-properties officeooo:rsid="011813c9"/>
    </style:style>
    <style:style style:name="T138" style:family="text">
      <style:text-properties officeooo:rsid="011e20fe"/>
    </style:style>
    <style:style style:name="T139" style:family="text">
      <style:text-properties officeooo:rsid="012810a2"/>
    </style:style>
    <style:style style:name="T140" style:family="text">
      <style:text-properties officeooo:rsid="01345b8d"/>
    </style:style>
    <style:style style:name="T141" style:family="text">
      <style:text-properties officeooo:rsid="0135e123"/>
    </style:style>
    <style:style style:name="T142" style:family="text">
      <style:text-properties officeooo:rsid="013abbb7"/>
    </style:style>
    <style:style style:name="T143" style:family="text">
      <style:text-properties officeooo:rsid="013d4839"/>
    </style:style>
    <style:style style:name="T144" style:family="text">
      <style:text-properties officeooo:rsid="013e5587"/>
    </style:style>
    <style:style style:name="T145" style:family="text">
      <style:text-properties officeooo:rsid="01425485"/>
    </style:style>
    <style:style style:name="T146" style:family="text">
      <style:text-properties officeooo:rsid="01467413"/>
    </style:style>
    <style:style style:name="T147" style:family="text">
      <style:text-properties officeooo:rsid="0147f0ae"/>
    </style:style>
    <style:style style:name="T148" style:family="text">
      <style:text-properties officeooo:rsid="014d5334"/>
    </style:style>
    <style:style style:name="T149" style:family="text">
      <style:text-properties officeooo:rsid="014f693c"/>
    </style:style>
    <style:style style:name="T150" style:family="text">
      <style:text-properties officeooo:rsid="0153f85d"/>
    </style:style>
    <style:style style:name="T151" style:family="text">
      <style:text-properties officeooo:rsid="0157e8c7"/>
    </style:style>
    <style:style style:name="T152" style:family="text">
      <style:text-properties officeooo:rsid="015ebd48"/>
    </style:style>
    <style:style style:name="T153" style:family="text">
      <style:text-properties officeooo:rsid="01601808"/>
    </style:style>
    <style:style style:name="T154" style:family="text">
      <style:text-properties officeooo:rsid="01624503"/>
    </style:style>
    <style:style style:name="T155" style:family="text">
      <style:text-properties officeooo:rsid="0162d973"/>
    </style:style>
    <style:style style:name="T156" style:family="text">
      <style:text-properties officeooo:rsid="016c3a02"/>
    </style:style>
    <style:style style:name="T157" style:family="text">
      <style:text-properties officeooo:rsid="01700067"/>
    </style:style>
    <style:style style:name="T158" style:family="text">
      <style:text-properties officeooo:rsid="01736af5"/>
    </style:style>
    <style:style style:name="T159" style:family="text">
      <style:text-properties officeooo:rsid="017519e6"/>
    </style:style>
    <style:style style:name="T160" style:family="text">
      <style:text-properties officeooo:rsid="017677a2"/>
    </style:style>
    <style:style style:name="T161" style:family="text">
      <style:text-properties officeooo:rsid="01769c53"/>
    </style:style>
    <style:style style:name="T162" style:family="text">
      <style:text-properties officeooo:rsid="017a5bd6"/>
    </style:style>
    <style:style style:name="T163" style:family="text">
      <style:text-properties fo:font-weight="normal" style:font-weight-asian="normal" style:font-weight-complex="normal"/>
    </style:style>
    <style:style style:name="T164" style:family="text">
      <style:text-properties fo:font-weight="normal" officeooo:rsid="01a16a0c" style:font-weight-asian="normal" style:font-weight-complex="normal"/>
    </style:style>
    <style:style style:name="T165" style:family="text">
      <style:text-properties fo:font-weight="normal" officeooo:rsid="01a550dc" style:font-weight-asian="normal" style:font-weight-complex="normal"/>
    </style:style>
    <style:style style:name="T166" style:family="text">
      <style:text-properties fo:font-weight="normal" officeooo:rsid="01a72fb9" style:font-weight-asian="normal" style:font-weight-complex="normal"/>
    </style:style>
    <style:style style:name="T167" style:family="text">
      <style:text-properties fo:font-weight="normal" officeooo:rsid="01a7d3ab" style:font-weight-asian="normal" style:font-weight-complex="normal"/>
    </style:style>
    <style:style style:name="T168" style:family="text">
      <style:text-properties fo:font-weight="normal" officeooo:rsid="01a81670" style:font-weight-asian="normal" style:font-weight-complex="normal"/>
    </style:style>
    <style:style style:name="T169" style:family="text">
      <style:text-properties fo:font-weight="normal" officeooo:rsid="01abca2f" style:font-weight-asian="normal" style:font-weight-complex="normal"/>
    </style:style>
    <style:style style:name="T170" style:family="text">
      <style:text-properties fo:font-weight="normal" officeooo:rsid="01ad8ae8" style:font-weight-asian="normal" style:font-weight-complex="normal"/>
    </style:style>
    <style:style style:name="T171" style:family="text">
      <style:text-properties style:font-name="FreeMono" fo:font-style="normal" style:font-style-asian="normal" style:font-style-complex="normal"/>
    </style:style>
    <style:style style:name="T172" style:family="text">
      <style:text-properties style:font-name="FreeMono" fo:font-style="normal" officeooo:rsid="040c3873" style:font-style-asian="normal" style:font-style-complex="normal"/>
    </style:style>
    <style:style style:name="T173" style:family="text">
      <style:text-properties style:font-name="FreeMono" fo:font-style="normal" officeooo:rsid="040d6b00" style:font-style-asian="normal" style:font-style-complex="normal"/>
    </style:style>
    <style:style style:name="T174" style:family="text">
      <style:text-properties style:font-name="FreeMono" fo:font-style="normal" officeooo:rsid="01aa923c" style:font-style-asian="normal" style:font-style-complex="normal"/>
    </style:style>
    <style:style style:name="T175" style:family="text">
      <style:text-properties style:font-name="FreeMono" fo:font-style="normal" officeooo:rsid="01abff11" style:font-style-asian="normal" style:font-style-complex="normal"/>
    </style:style>
    <style:style style:name="T176" style:family="text">
      <style:text-properties style:font-name="FreeMono" fo:font-style="normal" officeooo:rsid="01aee70e" style:font-style-asian="normal" style:font-style-complex="normal"/>
    </style:style>
    <style:style style:name="T177" style:family="text">
      <style:text-properties style:font-name="FreeMono" fo:font-style="normal" officeooo:rsid="01af9bed" style:font-style-asian="normal" style:font-style-complex="normal"/>
    </style:style>
    <style:style style:name="T178" style:family="text">
      <style:text-properties style:font-name="FreeMono" fo:font-style="normal" officeooo:rsid="01afa35d" style:font-style-asian="normal" style:font-style-complex="normal"/>
    </style:style>
    <style:style style:name="T179" style:family="text">
      <style:text-properties style:font-name="FreeMono" fo:font-style="normal" officeooo:rsid="00667328" style:font-style-asian="normal" style:font-style-complex="normal"/>
    </style:style>
    <style:style style:name="T180" style:family="text">
      <style:text-properties style:font-name="FreeMono" fo:font-style="normal" officeooo:rsid="00954616" style:font-style-asian="normal" style:font-style-complex="normal"/>
    </style:style>
    <style:style style:name="T181" style:family="text">
      <style:text-properties style:font-name="FreeMono" fo:font-style="normal" officeooo:rsid="007c4529" style:font-style-asian="normal" style:font-style-complex="normal"/>
    </style:style>
    <style:style style:name="T182" style:family="text">
      <style:text-properties style:font-name="FreeMono" fo:font-style="normal" officeooo:rsid="0068fa33" style:font-style-asian="normal" style:font-style-complex="normal"/>
    </style:style>
    <style:style style:name="T183" style:family="text">
      <style:text-properties style:font-name="FreeMono" fo:font-style="normal" officeooo:rsid="01df167e" style:font-style-asian="normal" style:font-style-complex="normal"/>
    </style:style>
    <style:style style:name="T184" style:family="text">
      <style:text-properties style:font-name="FreeMono" fo:font-style="normal" fo:font-weight="normal" officeooo:rsid="01aa923c" style:font-style-asian="normal" style:font-weight-asian="normal" style:font-style-complex="normal" style:font-weight-complex="normal"/>
    </style:style>
    <style:style style:name="T185" style:family="text">
      <style:text-properties officeooo:rsid="01814f6f"/>
    </style:style>
    <style:style style:name="T186" style:family="text">
      <style:text-properties officeooo:rsid="01840d0d"/>
    </style:style>
    <style:style style:name="T187" style:family="text">
      <style:text-properties officeooo:rsid="01862b15"/>
    </style:style>
    <style:style style:name="T188" style:family="text">
      <style:text-properties officeooo:rsid="018c1a13"/>
    </style:style>
    <style:style style:name="T189" style:family="text">
      <style:text-properties officeooo:rsid="0190e08f"/>
    </style:style>
    <style:style style:name="T190" style:family="text">
      <style:text-properties officeooo:rsid="01919baf"/>
    </style:style>
    <style:style style:name="T191" style:family="text">
      <style:text-properties officeooo:rsid="019b5efb"/>
    </style:style>
    <style:style style:name="T192" style:family="text">
      <style:text-properties officeooo:rsid="01a72fb9"/>
    </style:style>
    <style:style style:name="T193" style:family="text">
      <style:text-properties officeooo:rsid="01b348b0"/>
    </style:style>
    <style:style style:name="T194" style:family="text">
      <style:text-properties officeooo:rsid="01b4ad21"/>
    </style:style>
    <style:style style:name="T195" style:family="text">
      <style:text-properties officeooo:rsid="01b8f223"/>
    </style:style>
    <style:style style:name="T196" style:family="text">
      <style:text-properties officeooo:rsid="01bdbe10"/>
    </style:style>
    <style:style style:name="T197" style:family="text">
      <style:text-properties fo:font-variant="normal" fo:text-transform="none" fo:color="#000000" fo:font-size="15pt" fo:letter-spacing="normal" fo:font-weight="normal"/>
    </style:style>
    <style:style style:name="T198" style:family="text">
      <style:text-properties officeooo:rsid="01c3d164"/>
    </style:style>
    <style:style style:name="T199" style:family="text">
      <style:text-properties officeooo:rsid="01c45c20"/>
    </style:style>
    <style:style style:name="T200" style:family="text">
      <style:text-properties officeooo:rsid="00954616"/>
    </style:style>
    <style:style style:name="T201" style:family="text">
      <style:text-properties officeooo:rsid="044a7ace"/>
    </style:style>
    <style:style style:name="T202" style:family="text">
      <style:text-properties officeooo:rsid="044bdc5f"/>
    </style:style>
    <style:style style:name="T203" style:family="text">
      <style:text-properties officeooo:rsid="006b71d5"/>
    </style:style>
    <style:style style:name="T204" style:family="text">
      <style:text-properties officeooo:rsid="0085617f"/>
    </style:style>
    <style:style style:name="T205" style:family="text">
      <style:text-properties officeooo:rsid="007cc60d"/>
    </style:style>
    <style:style style:name="T206" style:family="text">
      <style:text-properties officeooo:rsid="00829a0a"/>
    </style:style>
    <style:style style:name="T207" style:family="text">
      <style:text-properties officeooo:rsid="00838c0a"/>
    </style:style>
    <style:style style:name="T208" style:family="text">
      <style:text-properties officeooo:rsid="0461662f"/>
    </style:style>
    <style:style style:name="T209" style:family="text">
      <style:text-properties officeooo:rsid="0087d77a"/>
    </style:style>
    <style:style style:name="T210" style:family="text">
      <style:text-properties officeooo:rsid="04545a66"/>
    </style:style>
    <style:style style:name="T211" style:family="text">
      <style:text-properties officeooo:rsid="0097ede1"/>
    </style:style>
    <style:style style:name="T212" style:family="text">
      <style:text-properties officeooo:rsid="045863b7"/>
    </style:style>
    <style:style style:name="T213" style:family="text">
      <style:text-properties officeooo:rsid="009ebd85"/>
    </style:style>
    <style:style style:name="T214" style:family="text">
      <style:text-properties officeooo:rsid="01c63e62"/>
    </style:style>
    <style:style style:name="T215" style:family="text">
      <style:text-properties officeooo:rsid="01c95328"/>
    </style:style>
    <style:style style:name="T216" style:family="text">
      <style:text-properties officeooo:rsid="01c9ea55"/>
    </style:style>
    <style:style style:name="T217" style:family="text">
      <style:text-properties officeooo:rsid="01ce83d7"/>
    </style:style>
    <style:style style:name="T218" style:family="text">
      <style:text-properties officeooo:rsid="01cf5bb3"/>
    </style:style>
    <style:style style:name="T219" style:family="text">
      <style:text-properties officeooo:rsid="01d47707"/>
    </style:style>
    <style:style style:name="T220" style:family="text">
      <style:text-properties officeooo:rsid="01d72f44"/>
    </style:style>
    <style:style style:name="T221" style:family="text">
      <style:text-properties officeooo:rsid="01d8fa06"/>
    </style:style>
    <style:style style:name="T222" style:family="text">
      <style:text-properties officeooo:rsid="01da986b"/>
    </style:style>
    <style:style style:name="T223" style:family="text">
      <style:text-properties officeooo:rsid="01df5b85"/>
    </style:style>
    <style:style style:name="T224" style:family="text">
      <style:text-properties officeooo:rsid="01e19f0f"/>
    </style:style>
    <style:style style:name="T225" style:family="text">
      <style:text-properties officeooo:rsid="01e7af3e"/>
    </style:style>
    <style:style style:name="T226" style:family="text">
      <style:text-properties officeooo:rsid="01e9f326"/>
    </style:style>
    <style:style style:name="T227" style:family="text">
      <style:text-properties officeooo:rsid="01efc2d2"/>
    </style:style>
    <style:style style:name="T228" style:family="text">
      <style:text-properties officeooo:rsid="01f38b3c"/>
    </style:style>
    <style:style style:name="T229" style:family="text">
      <style:text-properties officeooo:rsid="01f40d4c"/>
    </style:style>
    <style:style style:name="T230" style:family="text">
      <style:text-properties officeooo:rsid="0152f62e"/>
    </style:style>
    <style:style style:name="T231" style:family="text">
      <style:text-properties officeooo:rsid="014d321f"/>
    </style:style>
    <style:style style:name="T232" style:family="text">
      <style:text-properties officeooo:rsid="00fe7124"/>
    </style:style>
    <style:style style:name="T233" style:family="text">
      <style:text-properties officeooo:rsid="011d034a"/>
    </style:style>
    <style:style style:name="T234" style:family="text">
      <style:text-properties officeooo:rsid="011e88ed"/>
    </style:style>
    <style:style style:name="T235" style:family="text">
      <style:text-properties officeooo:rsid="010040e5"/>
    </style:style>
    <style:style style:name="T236" style:family="text">
      <style:text-properties officeooo:rsid="010eb8c1"/>
    </style:style>
    <style:style style:name="T237" style:family="text">
      <style:text-properties officeooo:rsid="010bcba6" style:font-style-asian="normal" style:font-style-complex="normal"/>
    </style:style>
    <style:style style:name="T238" style:family="text">
      <style:text-properties officeooo:rsid="011116f0"/>
    </style:style>
    <style:style style:name="T239" style:family="text">
      <style:text-properties officeooo:rsid="012a8fcd"/>
    </style:style>
    <style:style style:name="T240" style:family="text">
      <style:text-properties officeooo:rsid="01150085"/>
    </style:style>
    <style:style style:name="T241" style:family="text">
      <style:text-properties officeooo:rsid="011503bc"/>
    </style:style>
    <style:style style:name="T242" style:family="text">
      <style:text-properties officeooo:rsid="014f5f95"/>
    </style:style>
    <style:style style:name="T243" style:family="text">
      <style:text-properties officeooo:rsid="014e0dc8"/>
    </style:style>
    <style:style style:name="T244" style:family="text">
      <style:text-properties fo:font-size="15pt" style:font-size-asian="15pt" style:font-size-complex="15pt"/>
    </style:style>
    <style:style style:name="T245" style:family="text">
      <style:text-properties officeooo:rsid="01f782cf"/>
    </style:style>
    <style:style style:name="T246" style:family="text">
      <style:text-properties officeooo:rsid="01f8e112"/>
    </style:style>
    <style:style style:name="T247" style:family="text">
      <style:text-properties officeooo:rsid="01fafb62"/>
    </style:style>
    <style:style style:name="T248" style:family="text">
      <style:text-properties officeooo:rsid="01fe2aa0"/>
    </style:style>
    <style:style style:name="T249" style:family="text">
      <style:text-properties officeooo:rsid="0201432a"/>
    </style:style>
    <style:style style:name="T250" style:family="text">
      <style:text-properties officeooo:rsid="0201b785"/>
    </style:style>
    <style:style style:name="T251" style:family="text">
      <style:text-properties officeooo:rsid="020273c0"/>
    </style:style>
    <style:style style:name="T252" style:family="text">
      <style:text-properties officeooo:rsid="0203fdf7"/>
    </style:style>
    <style:style style:name="T253" style:family="text">
      <style:text-properties officeooo:rsid="02043d85"/>
    </style:style>
    <style:style style:name="T254" style:family="text">
      <style:text-properties officeooo:rsid="0208828c"/>
    </style:style>
    <style:style style:name="T255" style:family="text">
      <style:text-properties officeooo:rsid="0210bdd0"/>
    </style:style>
    <style:style style:name="T256" style:family="text">
      <style:text-properties officeooo:rsid="0215b294"/>
    </style:style>
    <style:style style:name="T257" style:family="text">
      <style:text-properties officeooo:rsid="021aa22b"/>
    </style:style>
    <style:style style:name="T258" style:family="text">
      <style:text-properties officeooo:rsid="0221f4ed"/>
    </style:style>
    <style:style style:name="T259" style:family="text">
      <style:text-properties officeooo:rsid="02229da9"/>
    </style:style>
    <style:style style:name="T260" style:family="text">
      <style:text-properties officeooo:rsid="02232543"/>
    </style:style>
    <style:style style:name="T261" style:family="text">
      <style:text-properties officeooo:rsid="0225d155"/>
    </style:style>
    <style:style style:name="T262" style:family="text">
      <style:text-properties officeooo:rsid="02262703"/>
    </style:style>
    <style:style style:name="T263" style:family="text">
      <style:text-properties officeooo:rsid="022866d7"/>
    </style:style>
    <style:style style:name="T264" style:family="text">
      <style:text-properties officeooo:rsid="022b4d01"/>
    </style:style>
    <style:style style:name="T265" style:family="text">
      <style:text-properties officeooo:rsid="022d963f"/>
    </style:style>
    <style:style style:name="T266" style:family="text">
      <style:text-properties officeooo:rsid="022e5a02"/>
    </style:style>
    <style:style style:name="T267" style:family="text">
      <style:text-properties officeooo:rsid="022fd630"/>
    </style:style>
    <style:style style:name="T268" style:family="text">
      <style:text-properties officeooo:rsid="0230ca63"/>
    </style:style>
    <style:style style:name="T269" style:family="text">
      <style:text-properties officeooo:rsid="02323323"/>
    </style:style>
    <style:style style:name="T270" style:family="text">
      <style:text-properties officeooo:rsid="02340368"/>
    </style:style>
    <style:style style:name="T271" style:family="text">
      <style:text-properties officeooo:rsid="023658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7">Communication at a distance</text:span></text:p>
      <text:p text:style-name="P1"/>
      <text:p text:style-name="P2">Decades before the invention of the electrical telegraph <text:span text:style-name="T5">that brought near-instantaneous communication to the Victorian world</text:span>, the word ``telegraph'' was already in widespread use, <text:span text:style-name="T5">having been coined by a French inventor named Claude Chappe to describe a network of towers that was also used to relay information.</text:span> Much like signal fires that have been used since an<text:span text:style-name="T1">tiquity</text:span> to convey <text:span text:style-name="T5">simple</text:span>, this \emph{optical telegraph} required no wires at all, <text:span text:style-name="T5">as it</text:span> instead relied on ordinary sight. In the section that follows we will explore a few different sight-based communication systems <text:span text:style-name="T91">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92">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166">This works like a charm. Mary chooses the ball she wants, and gets to practice her catching, and you have to admit that it is kind of fun to practice particular types of throws instead of just generally playing catch.</text:p>
      <text:p text:style-name="P166"/>
      <text:p text:style-name="P166">Now, just as you are getting into a rhythm, Mary waves you over <text:soft-page-break/>again, and your suspicions are quickly vindicated as she explains that she now wants to be able to signal one of \emph{six} different types of throws for you to deliver to her. After some grumbling, you give in and find yourself again faced with the task of coming up with a system for distinguishing the throws from one another without being able to communicate verbally.</text:p>
      <text:p text:style-name="P166"/>
      <text:p text:style-name="P166">The arm-based signaling system was working pretty well, so you decide to extend it, this time using two arms instead of one:</text:p>
      <text:p text:style-name="P166"/>
      <text:p text:style-name="P166">\begin{figure}[H]</text:p>
      <text:p text:style-name="P166">\centering</text:p>
      <text:p text:style-name="P166">\includegraphics{stick-figure-six-positions-simplified}</text:p>
      <text:p text:style-name="P166">\end{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92">is called </text:span>a \emph{semaphore system} of communication. <text:span text:style-name="T93">While it may not seem that groundbreaking or useful for your game of catch, the core idea of transmitting symbols is the essence of all digital communication.</text:span></text:p>
      <text:p text:style-name="P6"/>
      <text:p text:style-name="P80">Now <text:span text:style-name="T94">is there any way for us to extend this idea to quickly transfer information across dozens or even hundreds of miles?</text:span></text:p>
      <text:p text:style-name="P80"/>
      <text:p text:style-name="P81">The key insight is that to turn this basic semaphore system into something useful, we will need a \emph{network} of relay stations, each passing a message along to the next faster than any horse could ride.</text:p>
      <text:p text:style-name="P81"/>
      <text:p text:style-name="P81">[graphic]</text:p>
      <text:p text:style-name="P5"><text:soft-page-break/></text:p>
      <text:p text:style-name="P7">Even those in the ancient world <text:span text:style-name="T95">understood that this was</text:span> <text:span text:style-name="T6">a conceptually sound design.</text:span></text:p>
      <text:p text:style-name="P7"/>
      <text:p text:style-name="P8">[INSERT QUOTE <text:span text:style-name="T93">FROM THE INFORMATION</text:span>]</text:p>
      <text:p text:style-name="P82"/>
      <text:p text:style-name="P83">Of course, theorizing this is one thing, but <text:span text:style-name="T96">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3"/>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97">primarily</text:span> economic. <text:span text:style-name="T132">A century before Chappe was devising systems for towers to communicate, in 1684, t</text:span>he British <text:span text:style-name="T97">thinker</text:span> Robert Hooke wrote out a detailed proposal <text:span text:style-name="T8">for a system of communication at a distance</text:span>, but the proposal languished <text:span text:style-name="T98">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10">10</text:span> miles apart, the cost of building the network would be the cost of building and maintaining <text:span text:style-name="T10">3</text:span>0 stations: <text:span text:style-name="T98">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98">This was too high a price </text:span>for <text:span text:style-name="T133">the</text:span> English government of the late 17<text:span text:style-name="T2">th</text:span> century to spend on an unproven idea <text:span text:style-name="T10">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99">entrepreneurial </text:span>Chappe<text:span text:style-name="T11">, who furiously iterated on the design of his towers.</text:span></text:p>
      <text:p text:style-name="P14"/>
      <text:p text:style-name="P16"><text:span text:style-name="T99">Chappe's challenge was to figure out the nitty gritty details:</text:span> how were two <text:span text:style-name="T12">relay stations</text:span> going to actually communicate? Chappe tried <text:span text:style-name="T12">a variety of </text:span>systems, <text:span text:style-name="T12">some rather elaborate</text:span> that involved synchronizing the time between two <text:span text:style-name="T12">relay stations. In the end, the simpler solution won out, a trend that we will see continues for centuries.</text:span></text:p>
      <text:p text:style-name="P16"><text:soft-page-break/></text:p>
      <text:p text:style-name="P17">The relay stations would be large towers with mechanical arms that could be seen from as far away as possible. In particular, <text:span text:style-name="T9">there were two </text:span>small <text:span text:style-name="T9">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2">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4">to be used for</text:span> strictly military <text:span text:style-name="T14">purposes</text:span>, <text:span text:style-name="T13">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8"/>
      <text:p text:style-name="P15"><text:span text:style-name="T15">T</text:span>he first line <text:span text:style-name="T15">of these towers </text:span>between Paris and the town of Lille was completed in 1792 and <text:span text:style-name="T100">given the military usefulness, </text:span>within a few years, th<text:span text:style-name="T100">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245">extensive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101">hilly</text:span> city, you may have a neighborhood nearby called something like \emph{telegraph hill}; this name is derived from the hills upon which optical telegraphs were placed <text:span text:style-name="T101">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101">mimicking the game of catch we played earlier with Mary.</text:span></text:p>
      <text:p text:style-name="P22"/>
      <text:p text:style-name="P22"><text:span text:style-name="T101">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text:soft-page-break/></text:p>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102">Building a tower is too much work, and you couldn't see it in the dark anyway.</text:span></text:p>
      <text:p text:style-name="P20"/>
      <text:p text:style-name="P23"><text:span text:style-name="T102">But just as you are about to give up</text:span>, Mary remembers that she has a huge bright light on her roof that when turned on is visible to you from your house. <text:span text:style-name="T102">(Light bulbs were not invented until the late 1800s, so this was not available to Chappe.)</text:span> If she is cooking a meal with 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text:soft-page-break/>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text:soft-page-break/></text:p>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robust solution to long distance communication. <text:span text:style-name="T122">Electricity can be made to travel over a wire and this can in turn be used as the fundamental building block of a communication system. This</text:span> approach doesn't have the shortcoming of the line-of-sight approaches – the wire<text:span text:style-name="T123">s</text:span> can snake around large mountains, treacherous deserts, and lie at the bottom of bodies of water. Moreover, <text:span text:style-name="T124">electrical telegraphy</text:span> doesn't require expensive towers to be built and maintained, and wires can fairly easily be repositioned, and so a network based on the electrical telegraph is much less expensive and more flexible <text:span text:style-name="T103">than</text:span> <text:span text:style-name="T103">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104">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125">has ended up getting</text:span> the majority of the credit as the father of the telegraph is Samuel Morse, a<text:span text:style-name="T105">n American</text:span> painter-turned-inventor who was born in 1792, <text:span text:style-name="T23">right when Chappe was furiously iterating on his towers</text:span>. Morse <text:soft-page-break/>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106">other</text:span> prominent pair of inventors were Cooke and Wheatstone, who worked in England, <text:span text:style-name="T106">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107">that acts as a receiver indicating 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87">[DIAGRAM]</text:p>
      <text:p text:style-name="P38"/>
      <text:p text:style-name="P39"><text:span text:style-name="T108">Unfortunately for Morse and his peers, there were </text:span>no light bulbs <text:span text:style-name="T108">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109">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text:soft-page-break/>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0">an iteration coming from</text:span> Morse <text:span text:style-name="T40">and his collaborators, notably Alfred Vail</text:span>. <text:span text:style-name="T39">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41">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42">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88">device </text:span>allowed telegraph operators to listen to clicks and pauses which corresponded <text:span text:style-name="T43">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87">2.3 </text:span>Morse Code</text:p>
      <text:p text:style-name="P48"/>
      <text:p text:style-name="P47"><text:span text:style-name="T77">K</text:span><text:span text:style-name="T73">nowing that someone on the other end of a telegraph line </text:span><text:span text:style-name="T74">hundreds or </text:span><text:span text:style-name="T73">thousands of miles away </text:span><text:span text:style-name="T75">i</text:span><text:span text:style-name="T73">s pressing a key at this </text:span><text:span text:style-name="T76">very</text:span><text:span text:style-name="T73"> moment is a remarkable achievement, but in order for it to be useful for communication, there needs to exist a </text:span><text:span text:style-name="T74">\emph{system}</text:span><text:span text:style-name="T73"> that translates the </text:span><text:span text:style-name="T78">``</text:span><text:span text:style-name="T73">o</text:span><text:span text:style-name="T78">n''</text:span><text:span text:style-name="T73"> and </text:span><text:span text:style-name="T78">``</text:span><text:span text:style-name="T73">off</text:span><text:span text:style-name="T78">''</text:span><text:span text:style-name="T73"> states of the telegraph into useful </text:span><text:soft-page-break/><text:span text:style-name="T73">information.</text:span></text:p>
      <text:p text:style-name="P49"/>
      <text:p text:style-name="P49">We've <text:span text:style-name="T86">discussed</text:span> a couple such systems already, but these relied on line of sight and being able to display lots of information at once, either in the form of varying arm positions or in various lights that are on or off. In this case, we only have <text:span text:style-name="T110">a single</text:span> on <text:span text:style-name="T110">or</text:span> off state <text:span text:style-name="T110">that varies over time</text:span>. How can this be used to convey information?</text:p>
      <text:p text:style-name="P49"/>
      <text:p text:style-name="P51">The system that stuck for telegraphy <text:span text:style-name="T111">is known as</text:span> Morse code. <text:span text:style-name="T111">Morse code</text:span> <text:span text:style-name="T111">enables communication</text:span> by segmenting the raw <text:span text:style-name="T89">``</text:span>o<text:span text:style-name="T89">n''</text:span> and <text:span text:style-name="T89">``</text:span>off<text:span text:style-name="T89">''</text:span> states into <text:span text:style-name="T72">four symbols</text:span>: a dot, a dash, a <text:span text:style-name="T72">short </text:span>pause, <text:span text:style-name="T72">and a long pause</text:span>. A short press of the telegraph key was <text:span text:style-name="T89">called </text:span>a <text:span text:style-name="T89">``</text:span>dot<text:span text:style-name="T89">''</text:span> and a long press of the key was <text:span text:style-name="T89">called </text:span>a <text:span text:style-name="T89">``</text:span>dash<text:span text:style-name="T89">''</text:span>. <text:span text:style-name="T89">Different lengths of</text:span> pause<text:span text:style-name="T72">s were</text:span> necessary to <text:span text:style-name="T89">differentiate a pause between letters from a pause between words.</text:span></text:p>
      <text:p text:style-name="P51"/>
      <text:p text:style-name="P50">[TABLE OF <text:span text:style-name="T72">BASIC ALPHABET OF TELEGRAPHY:</text:span> DOT, DASH, SPACE<text:span text:style-name="T72">S</text:span>]</text:p>
      <text:p text:style-name="P50"/>
      <text:p text:style-name="P52">These four symbols comprise the basic alphabet of telegraphy, but we also need a way to translate this basic alphabet into English letters, much as we did for our system of lights earlier. <text:span text:style-name="T112">I</text:span>t is not too difficult to create such a table:</text:p>
      <text:p text:style-name="P53"/>
      <text:p text:style-name="P53">[Morse code table]</text:p>
      <text:p text:style-name="P53"/>
      <text:p text:style-name="P84"><text:span text:style-name="T44">Armed with this system, the telegraph </text:span><text:span text:style-name="T45">is</text:span><text:span text:style-name="T44"> transformed from a </text:span><text:span text:style-name="T46">meaningless</text:span><text:span text:style-name="T44"> </text:span><text:span text:style-name="T45">single-signal</text:span><text:span text:style-name="T44"> transmission device into the world's first </text:span><text:span text:style-name="T47">widespread</text:span><text:span text:style-name="T44"> telecommunication technology. </text:span><text:span text:style-name="T49">The way it works is similar to the semaphore system we outlined above. For example, consider the following sets of dots, dashes, short pauses and long pauses, represented on paper via our table above:</text:span></text:p>
      <text:p text:style-name="P84"/>
      <text:p text:style-name="P54">[COME UP WITH A STRING]</text:p>
      <text:p text:style-name="P85"/>
      <text:p text:style-name="P54">Using the translation table, this would correspond to the English sentence:</text:p>
      <text:p text:style-name="P85"/>
      <text:p text:style-name="P54">[ENGLISH TRANSLATION OF STRING]</text:p>
      <text:p text:style-name="P84"/>
      <text:p text:style-name="P86"><text:span text:style-name="T49">T</text:span><text:span text:style-name="T44">he Morse system has the advantage that only a single circuit is needed to communicate</text:span><text:span text:style-name="T49">, meaning that even very simple designs for the physical telegraph could be made to effectively communicate via Morse code. In </text:span><text:span text:style-name="T50">particular</text:span><text:span text:style-name="T49">,</text:span><text:span text:style-name="T44"> </text:span><text:span text:style-name="T49">u</text:span><text:span text:style-name="T44">nlike the more complex designs of Cooke and Wheatstone (as well as Morse's earlier systems), the telegraph which became the standard did not require several wires across multiple circuits to be synchronized, </text:span><text:span text:style-name="T48">cutting down the complexity </text:span><text:span text:style-name="T51">and cost </text:span><text:span text:style-name="T48">of the system significantly.</text:span></text:p>
      <text:p text:style-name="P63"/>
      <text:p text:style-name="P31">2.4 <text:span text:style-name="T130">Practical </text:span>Limits of Telegraphy</text:p>
      <text:p text:style-name="P30"/>
      <text:p text:style-name="P67">We now have a basic high level understanding of how the telegraph works, but <text:span text:style-name="T90">before dismissing this topic as fully understood,</text:span> it's worth pausing to <text:span text:style-name="T246">reflect on all of the unknowns that we would need to flesh out to have a complete understanding of the telegraph.</text:span></text:p>
      <text:p text:style-name="P71"/>
      <text:p text:style-name="P77"><text:span text:style-name="T116">Perhaps the largest looming question is</text:span> how electricity <text:span text:style-name="T126">works</text:span>. We <text:soft-page-break/>will cover this <text:span text:style-name="T118">topic in more detail</text:span> in the next part <text:span text:style-name="T116">of this book</text:span>, so if you aren't already knowledgeable <text:span text:style-name="T126">on electromagnetism</text:span>, <text:span text:style-name="T117">I encourage you for now to rely on a high level understanding of electricity as the flow of free electrons through wires made from conducting metals like copper. Electricity has a current, like a river, and moves very fast.</text:span></text:p>
      <text:p text:style-name="P77"/>
      <text:p text:style-name="P78">This very rough <text:span text:style-name="T119">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78"/>
      <text:p text:style-name="P88"><text:span text:style-name="T127">Despite a lack of theoretical </text:span>understanding <text:span text:style-name="T127">of </text:span>the fundamental principles that enabled electrical telegraphy to function, it did <text:span text:style-name="T127">manage to work</text:span> nevertheless. But it didn't <text:span text:style-name="T127">work</text:span> perfectly, and so a lot of energy was spend trying to get telegraphs to be more reliable, to function over long distances, and to be able to cross harsh terrain. </text:p>
      <text:p text:style-name="P74"/>
      <text:p text:style-name="P79">One challenge at first seemed insurmountable: <text:span text:style-name="T121">could </text:span>a telegraph cable <text:span text:style-name="T121">be built</text:span> that traverse<text:span text:style-name="T121">d</text:span> the Atlantic ocean?</text:p>
      <text:p text:style-name="P79"/>
      <text:p text:style-name="P90">To achieve this, improvements to cabling were critical. <text:span text:style-name="T128">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0"/>
      <text:p text:style-name="P91">So for telegraphs to function at scale, more sophisticated cabling <text:span text:style-name="T129">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20">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3"/>
      <text:p text:style-name="P92">[IMAGE]</text:p>
      <text:p text:style-name="P79"/>
      <text:p text:style-name="P94">It did not happen overnight, but 14 years after <text:span text:style-name="T113">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5"/>
      <text:p text:style-name="P96">In addition to better cabling,<text:span text:style-name="T131">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5"/>
      <text:p text:style-name="P76">Yet <text:span text:style-name="T114">even as engineers inched towards cables that were better optimized for the task at hand, there remained one unfortunate fact </text:span><text:soft-page-break/><text:span text:style-name="T114">of life: over longer and longer distances, the strength of the signal diminished.</text:span></text:p>
      <text:p text:style-name="P76"/>
      <text:p text:style-name="P97"><text:span text:style-name="T115">T</text:span>his phenomenon, which in contemporary parlance is called \emph{attenuation} <text:span text:style-name="T115">of the electrical signal</text:span>, <text:span text:style-name="T115">is due to the fact that energy is lost when electricity travels over a wire. To solve the fact that the signal would get weaker over longer distances, some sort of repeating mechanism was needed.</text:span></text:p>
      <text:p text:style-name="P97"/>
      <text:p text:style-name="P156">2.5 Electromagnets and Relays</text:p>
      <text:p text:style-name="P97"/>
      <text:p text:style-name="P99">Underlying the repeating mechanism is a <text:span text:style-name="T134">fundamental electrical device called an \emph{</text:span>electromagnet<text:span text:style-name="T134">}</text:span>, first invented in the 1820s.</text:p>
      <text:p text:style-name="P98"/>
      <text:p text:style-name="P98"><text:span text:style-name="T135">You can think of a</text:span> simple electromagnet <text:span text:style-name="T135">as</text:span> a piece of iron with insulated wire tightly coiled around it:</text:p>
      <text:p text:style-name="P98"/>
      <text:p text:style-name="P98">[IMAGE]</text:p>
      <text:p text:style-name="P98"/>
      <text:p text:style-name="P102">When current flows through the wire, it <text:span text:style-name="T135">induces</text:span> a magnetic field, <text:span text:style-name="T135">making the iron into a magnet. This allows the flow of electricity to dictate whether a magnet is ``on'' or ``off''.</text:span></text:p>
      <text:p text:style-name="P102"/>
      <text:p text:style-name="P102"><text:span text:style-name="T136">One of the reasons the electromagnet is so important is that it allows electrical current to create mechanical action. To see how this is possible, consider the following setup:</text:span></text:p>
      <text:p text:style-name="P102"/>
      <text:p text:style-name="P103">[DIAGRAM]</text:p>
      <text:p text:style-name="P102"/>
      <text:p text:style-name="P104">When electricity flows, the electromagnet is activated, creating a magnetic field, which pulls the metal latch down. When the flow of electricity stops, the magnetic field disappears <text:span text:style-name="T137">and the latch returns to its original position.</text:span></text:p>
      <text:p text:style-name="P104"/>
      <text:p text:style-name="P105">[DIAGRAM]</text:p>
      <text:p text:style-name="P105"/>
      <text:p text:style-name="P106">Now what if the metal latch that is going up and down is actually the switch of another electrical circuit? You can now have two circuits with independent power sources linked by this electromagnet like this:</text:p>
      <text:p text:style-name="P106"/>
      <text:p text:style-name="P106">[DIAGRAM]</text:p>
      <text:p text:style-name="P106"/>
      <text:p text:style-name="P107">An electromagnet used in this way is called a \emph{relay}. <text:span text:style-name="T138">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07"/>
      <text:p text:style-name="P108">By offering a way around the signal attenuation issue, relays <text:span text:style-name="T139">allowed telegraph lines to extend arbitrarily far, though of course relays were yet another piece of equipment that had to be installed and maintained. Still, compared to the Chappe optical telegraph system, </text:span><text:soft-page-break/><text:span text:style-name="T139">in which the ``repeaters'' were actually just human beings re-coding the message, electrical relays are a huge cost savings.</text:span></text:p>
      <text:p text:style-name="P108"/>
      <text:p text:style-name="P109"><text:span text:style-name="T141">Electromagnets</text:span> <text:span text:style-name="T140">had another important purpose. Recall that a sounder was used at the receiving end of telegraphs to listen to the dots and dashes of Morse code. But how did a sounder actually work? It was an electromagnet that worked just like a relay, except that instead of 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0"/>
      <text:p text:style-name="P157"><text:span text:style-name="T17">Chapter 3:</text:span> <text:span text:style-name="T142">A Layered Symbolic System</text:span></text:p>
      <text:p text:style-name="P101"/>
      <text:p text:style-name="P111">The telegraph was in one important way a direct precursor to the Internet. Unlike the <text:span text:style-name="T143">analog </text:span>telephone and broadcast radio and television technologies that <text:span text:style-name="T145">succeeded it</text:span>, the telegraph was <text:span text:style-name="T149">a</text:span> \emph{digital} <text:span text:style-name="T150">communication system and in this respect strangely ahead of its time</text:span>. <text:span text:style-name="T144">To understand why, we must look a bit more abstractly at symbols and information.</text:span></text:p>
      <text:p text:style-name="P111"/>
      <text:p text:style-name="P158"><text:span text:style-name="T146">3.1 Alphabets and Symbols</text:span></text:p>
      <text:p text:style-name="P111"/>
      <text:p text:style-name="P121">Consider the letter \emph{a}, the first letter of the <text:span text:style-name="T192">Latin</text:span> alphabet. What makes this mark meaningful? <text:span text:style-name="T148">If we did not know English or any other languages based on this alphabet, then \emph{a} would just appear to be a mysterious mark with no meaning, like [INSERT RANDOM MARK]. Thus for the letter \emph{a} to carry information for the onlooker, it has to exist within the context of what we can call an \emph{alphabet}. And of course, the Latin alphabet is not the only meaningful alphabet. The traditional Chinese character [INSERT CHINESE CHARACTER] may look meaningless to a non-Chinese reader, but it certainly has a meaning within the context of the traditional Chinese alphabet.</text:span></text:p>
      <text:p text:style-name="P121"/>
      <text:p text:style-name="P122">What about a number like <text:span text:style-name="T151">\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2"/>
      <text:p text:style-name="P124">There are some interesting edge cases. <text:span text:style-name="T151">For example, consider the following set of </text:span>symbols<text:span text:style-name="T151">: </text:span></text:p>
      <text:p text:style-name="P123"/>
      <text:p text:style-name="P123">[5 RANDOM SYMBOLS]</text:p>
      <text:p text:style-name="P123"/>
      <text:p text:style-name="P124">Does this form an alphabet? The symbols have no meaning in themselves, but I just wrote them down and said that they ought to be go together. <text:span text:style-name="T153">Is that enough to constitute an alphabet? Does there have to be some sort of shared knowledge of more than one person, or generally accepted use for the symbols of the alphabet? Or can one create a bare ones alphabet by fiat, as I just did above?</text:span></text:p>
      <text:p text:style-name="P124"><text:soft-page-break/></text:p>
      <text:p text:style-name="P124">Another edge case occurs when we consider infinite alphabets, like:</text:p>
      <text:p text:style-name="P124"/>
      <text:p text:style-name="P124">[1 SQUIGGLY] [2 SQUIGGLIES] etc</text:p>
      <text:p text:style-name="P124"/>
      <text:p text:style-name="P125">Does this count as an alphabet? <text:span text:style-name="T154">One interesting question that arises here: do symbols have to be specified explicitly at the outset when defining an alphabet, or is it enough to describe how one \emph{could} draw the symbols, for example by giving a schema for the user of the alphabet to fill in?</text:span></text:p>
      <text:p text:style-name="P125"/>
      <text:p text:style-name="P127">With a little bit of math, one can create a formal definition of alphabet <text:span text:style-name="T152">and in doing so</text:span> <text:span text:style-name="T152">start to better understand these unusual examples</text:span>. Fortunately for our purposes, <text:span text:style-name="T155">the important thing is not the edge cases or formal definition, but rather just a basic understanding of an alphabet as a backdrop against which sets of symbols have meaning.</text:span></text:p>
      <text:p text:style-name="P127"/>
      <text:p text:style-name="P130">That's enough to <text:span text:style-name="T156">come to our first major insight about symbols and alphabets: all symbolic representations are interchangeable.</text:span></text:p>
      <text:p text:style-name="P130"/>
      <text:p text:style-name="P131">What does this mean? <text:span text:style-name="T157">If you fix a translation system, you can take any string of symbols from one alphabet and translate using the agreed upon translation system to any other string of symbols in another alphabet.</text:span></text:p>
      <text:p text:style-name="P131"/>
      <text:p text:style-name="P132"><text:span text:style-name="T159">As an example, consider the sentence</text:span>:</text:p>
      <text:p text:style-name="P132"/>
      <text:p text:style-name="P162"><text:span text:style-name="T33"><text:s text:c="2"/></text:span><text:span text:style-name="T158">\emph{</text:span>All symbolic representations of information are fungible!<text:span text:style-name="T158">}</text:span></text:p>
      <text:p text:style-name="P127"/>
      <text:p text:style-name="P133">For starters, we could translate this to <text:span text:style-name="T187">the traditional </text:span>Chinese <text:span text:style-name="T187">alphabet</text:span>, giving us a new representation of the sentence:</text:p>
      <text:p text:style-name="P133"/>
      <text:p text:style-name="P133"><text:s text:c="2"/>\emph{所有的信息符號表示是可替代的！}</text:p>
      <text:p text:style-name="P133"/>
      <text:p text:style-name="P133">I mentioned above that one had to agree on a translation system. <text:s/>Which one <text:span text:style-name="T160">was employed for this translation</text:span>? We might call it a \emph{semantic} translation system, in that the underlying meaning of the sentence was recreated via a new sentence in Chinese. <text:span text:style-name="T160">This is actually a tremendously difficult and complicated translation system. Fortunately, we can also come up with much simpler translation systems.</text:span></text:p>
      <text:p text:style-name="P133"/>
      <text:p text:style-name="P134">To see this, let's translate the <text:span text:style-name="T161">above</text:span> sentence into Arabic numerals. <text:span text:style-name="T161">\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4"/>
      <text:p text:style-name="P135"><text:s text:c="2"/><text:span text:style-name="T162">\emph{</text:span><text:span text:style-name="T34">1 12 12 <text:s/>19 25 13 2 15 12 9 3 <text:s/>18 5 16 18 5 19 5 14 20 1 20 9 15 14 19 <text:s/>15 6 <text:s/>9 14 6 15 18 13 1 20 9 15 14 <text:s/>1 18 5 <text:s/>6 21 14 7 9 2 12 5 !</text:span><text:span text:style-name="T162">}</text:span></text:p>
      <text:p text:style-name="P134"/>
      <text:p text:style-name="P164"><text:span text:style-name="T163">This \emph{almost} counts as a translation into the 10-symbol Arabic alphabet that we specified above. But there is a subtle issue that we </text:span><text:soft-page-break/><text:span text:style-name="T163">need to deal with: we still have </text:span><text:span text:style-name="T164">white</text:span><text:span text:style-name="T163">space characters and the `!' character, neither of which occur in the Arabic alphabet. </text:span><text:span text:style-name="T164">You might counter that neither of these are considered part of the 26-character </text:span><text:span text:style-name="T167">L</text:span><text:span text:style-name="T164">atin alphabet that underlies English. </text:span><text:span text:style-name="T165">But remember that we are using the word alphabet in a particular sense, and in this sense, any alphabet that underlies ordinary written English must have symbols corresponding to whitespace and exclamation points, since these are part of the language. </text:span><text:span text:style-name="T166">Put another way, if we </text:span><text:span text:style-name="T167">formalize</text:span><text:span text:style-name="T166"> the </text:span><text:span text:style-name="T169">written English language</text:span><text:span text:style-name="T167"> as a system for communication, it will include extra </text:span><text:span text:style-name="T170">conventions</text:span><text:span text:style-name="T167"> </text:span><text:span text:style-name="T168">beyond the </text:span><text:span text:style-name="T169">Latin </text:span><text:span text:style-name="T168">letters one learns in elementary </text:span><text:span text:style-name="T169">school; whitespace is part of the language too </text:span><text:span text:style-name="T170">and the easiest way to capture it the rules around whitespace is to say that there is a `space' character.</text:span></text:p>
      <text:p text:style-name="P164"/>
      <text:p text:style-name="P164"><text:span text:style-name="T184">Hence, t</text:span><text:span text:style-name="T172">o make </text:span><text:span text:style-name="T174">our mapping to the alphabet of Arabic numerals</text:span><text:span text:style-name="T172"> a </text:span><text:span text:style-name="T171">proper translation</text:span><text:span text:style-name="T172">, we </text:span><text:span text:style-name="T173">need a way to separate the </text:span><text:span text:style-name="T175">words</text:span><text:span text:style-name="T173"> </text:span><text:span text:style-name="T171">without using the space or exclamation point characters, </text:span><text:span text:style-name="T176">neither of which we are allowed to use </text:span><text:span text:style-name="T177">in our new alphabet</text:span><text:span text:style-name="T171">. This isn't as trivial as simply removing the characters, since we need to away </text:span><text:span text:style-name="T173">to disambiguate strings like '15' which could be either </text:span><text:span text:style-name="T178">`</text:span><text:span text:style-name="T173">a</text:span><text:span text:style-name="T178">f</text:span><text:span text:style-name="T173">' or </text:span><text:span text:style-name="T178">`p</text:span><text:span text:style-name="T173">'.</text:span></text:p>
      <text:p text:style-name="P163"/>
      <text:p text:style-name="P238"><text:span text:style-name="T81">W</text:span><text:span text:style-name="T79">e </text:span><text:span text:style-name="T81">also</text:span><text:span text:style-name="T79"> need this character separator to be </text:span><text:span text:style-name="T81">some sort </text:span><text:span text:style-name="T82">of </text:span><text:span text:style-name="T83">number, in other words a string of one or more digits from 0 to 9.</text:span><text:span text:style-name="T79"> </text:span><text:span text:style-name="T80">We didn't use the </text:span><text:span text:style-name="T83">symbol</text:span><text:span text:style-name="T80"> </text:span><text:span text:style-name="T83">`</text:span><text:span text:style-name="T80">0</text:span><text:span text:style-name="T83">'</text:span><text:span text:style-name="T80"> for any English letter, </text:span><text:span text:style-name="T85">and it is available to us,</text:span><text:span text:style-name="T80"> so how about that? That almost works, except that there are still some ambiguous strings. For example, </text:span><text:span text:style-name="T83">`</text:span><text:span text:style-name="T80">2002</text:span><text:span text:style-name="T83">'</text:span><text:span text:style-name="T80"> could translate into </text:span><text:span text:style-name="T84">`</text:span><text:span text:style-name="T80">b <text:s/>b</text:span><text:span text:style-name="T84">'</text:span><text:span text:style-name="T80"> or </text:span><text:span text:style-name="T84">`</text:span><text:span text:style-name="T80">t b</text:span><text:span text:style-name="T84">'</text:span><text:span text:style-name="T80">.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84">of our new translation system:</text:span></text:p>
      <text:p text:style-name="P226"/>
      <text:p text:style-name="P168">[TABLE]</text:p>
      <text:p text:style-name="P168"/>
      <text:p text:style-name="P169">Now we can successfully write the above sentence as a rather long number:</text:p>
      <text:p text:style-name="P167"/>
      <text:p text:style-name="P167"><text:span text:style-name="T84">[WRITE OUT NUMBER]</text:span></text:p>
      <text:p text:style-name="P134"/>
      <text:p text:style-name="P136">With this, we have translated our sentence from the English alphabet into the alphabet of Arabic numerals. <text:span text:style-name="T185">The giant number represented by the Arabic numerals has no inherent meaning, except when coupled with the translation system that we imposed earlier.</text:span></text:p>
      <text:p text:style-name="P136"/>
      <text:p text:style-name="P137">Let's compare this <text:span text:style-name="T190">\emph{dumb </text:span>trans<text:span text:style-name="T186">lation} to the earlier \emph{semantic translation} into Chinese. </text:span></text:p>
      <text:p text:style-name="P137"/>
      <text:p text:style-name="P138"><text:span text:style-name="T188">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38"><text:soft-page-break/></text:p>
      <text:p text:style-name="P139"><text:span text:style-name="T189">Moreover, though it is vacuous, the dumb translation is also in some sense perfectly clear. Natural languages like English and Chinese are complex and messy tools for communication, and there is no way that the Chinese sentence created via the semantic translation perfectly captures the connotations wrapped up with the original English sentence. In that sense, information was lost translating to Chinese 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39"/>
      <text:p text:style-name="P140">There is another word for performing a dumb translation like we did above: \emph{encoding}. <text:span text:style-name="T191">The amazing thing about symbols is that they can be encoded without any loss of information, and you can encode any string of symbols into any other alphabet.</text:span></text:p>
      <text:p text:style-name="P140"/>
      <text:p text:style-name="P141">Let's once again translate our original sentence into traditional Chinese but this time with encoding rather than semantic translation. The <text:span text:style-name="T193">traditional </text:span>Chinese <text:span text:style-name="T193">alphabet has many more characters than the Latin alphabet, so we can pick 26 of these at random and create a translation table:</text:span></text:p>
      <text:p text:style-name="P141"/>
      <text:p text:style-name="P142">[ENCODING TABLE]</text:p>
      <text:p text:style-name="P142"/>
      <text:p text:style-name="P142">Luckily the Chinese alphabet also includes whitespace characters, so we do not need to do any extra work for this. Using this encoding, we get the following sentence, written with traditional Chinese characters:</text:p>
      <text:p text:style-name="P142"/>
      <text:p text:style-name="P142">[INSERT SENTENCE]</text:p>
      <text:p text:style-name="P142"/>
      <text:p text:style-name="P142">This will look like gibberish to a Chinese reader. <text:span text:style-name="T194">Nevertheless, it is a faithful encoding of our English sentence, and armed with the encoding table above and knowledge of the English language, one can understand what it means.</text:span></text:p>
      <text:p text:style-name="P142"/>
      <text:p text:style-name="P143">Before moving on, let's ask one last question about encoding. <text:span text:style-name="T194">As we've seen, you can encode any string of symbols into any other string. So is there a simplest or best way to encode information? The metric of simplicity depends on your use case. If you want to pack in as much information as possible into a small number of symbols, you might want to use a gigantic alphabet. For example, the traditional Chinese alphabet has several thousand characters. As you might imagine, using this expanded character set, you can fit much more information on a single page.</text:span></text:p>
      <text:p text:style-name="P143"/>
      <text:p text:style-name="P144">However, it turns out that the opposite optimization is actually much more important in practice. What is the minimum number of characters that we can use to encode information?</text:p>
      <text:p text:style-name="P144"/>
      <text:p text:style-name="P144">You might be tempted to say one, and distinguish strings by, say, line breaks:</text:p>
      <text:p text:style-name="P144"/>
      <text:p text:style-name="P144">11111111</text:p>
      <text:p text:style-name="P144"/>
      <text:p text:style-name="P144"><text:soft-page-break/>vs</text:p>
      <text:p text:style-name="P144"/>
      <text:p text:style-name="P144">1111</text:p>
      <text:p text:style-name="P144">11111</text:p>
      <text:p text:style-name="P144"/>
      <text:p text:style-name="P144">Remember, though, that line breaks are themselves a character. <text:span text:style-name="T195">So if you truly restrict yourself to a single character, there is no way to convey any information within a string other than the length of the string, which is too impoverished to allow for encoding in any reasonable way.</text:span></text:p>
      <text:p text:style-name="P144"/>
      <text:p text:style-name="P145">Add just one more character, however, and your two-character <text:span text:style-name="T196">\emph{binary}</text:span> alphabet <text:span text:style-name="T196">is fully functional. Let's write the characters as `0' and `1'. We can encode any symbolic in binary: letters from any natural language, numbers, or anything at all. For example, the American Standard Code for International Interchange (ASCII) is a standard that we will meet later on that provides a standard for encoding Latin letters into binary (among other things):</text:span></text:p>
      <text:p text:style-name="P145"/>
      <text:p text:style-name="P146">[INSERT PART OF ASCII TABLE]</text:p>
      <text:p text:style-name="P145"/>
      <text:p text:style-name="P147"><text:span text:style-name="T199">Given its basic alphabet and importance for computing, b</text:span>inary has become the universal standard for <text:span text:style-name="T198">understanding and communicating information.</text:span></text:p>
      <text:p text:style-name="P147"/>
      <text:p text:style-name="P159">3.2 A <text:span text:style-name="T218">Neatly </text:span>Layered <text:span text:style-name="T218">and Standardized </text:span>System</text:p>
      <text:p text:style-name="P140"/>
      <text:p text:style-name="P148">Although the idea of encoding information <text:span text:style-name="T215">into a binary alphabet</text:span> is incredibly well understood nowadays, the <text:span text:style-name="T226">notion of binary</text:span> had not been divined when Morse code was developed. <text:span text:style-name="T214">Yet as we have seen, Morse code had its own pared down alphabet, lending evidence to assertion that simple alphabets with a small number of symbols tend to be naturally useful:</text:span></text:p>
      <text:p text:style-name="P148"/>
      <text:p text:style-name="P150">[MORSE ALPHABET]</text:p>
      <text:p text:style-name="P150"/>
      <text:p text:style-name="P150">Morse's alphabet was four symbols, <text:span text:style-name="T216">and the translation of all information to and from this four-symbol alphabet is what makes the telegraph a \emph{digital} technology. A better word to describe the nature of the technology might be \emph{symbolic}; as we've seen, though, any symbolic alphabet can be encoded as digits, and so the word \emph{digital} is often used nowadays to refer to technologies that operate on discrete sets of symbols, as the telegraph did.</text:span></text:p>
      <text:p text:style-name="P150"/>
      <text:p text:style-name="P151">As a digital technology, the telegraph had to wrestle with many of the same questions that the Internet still wrestles with: how is digital information to be encoded and decoded? <text:span text:style-name="T217">How will the process be standardized? Who will control the standardization process?</text:span></text:p>
      <text:p text:style-name="P151"/>
      <text:p text:style-name="P152">To begin with, the telegraph in contemporary parlance c<text:span text:style-name="T220">an</text:span> be conceived of as a <text:span text:style-name="T219">\emph{</text:span>layered communication system<text:span text:style-name="T219">}</text:span>. <text:span text:style-name="T219">In such a system, a single communication can be simultaneously described and thought about at different levels. </text:span></text:p>
      <text:p text:style-name="P152"/>
      <text:p text:style-name="P153"><text:span text:style-name="T221">For example, suppose you are sending some message to your friend Bill via telegram. Another perfectly valid description at a lower level </text:span><text:soft-page-break/><text:span text:style-name="T221">would be that a series of dots and dashes is being sent over telegraph wires between operators. At the lowest level, we find yet another description: electrical circuits manipulated by humans turn off and on in rapid succession.</text:span></text:p>
      <text:p text:style-name="P153"/>
      <text:p text:style-name="P153"><text:span text:style-name="T222">The fact that electrical signals are being used to encode dots and dashes which in turn are being used to encode English letters allows us to form a nice mental picture of the layers of the system:</text:span></text:p>
      <text:p text:style-name="P153"/>
      <text:p text:style-name="P244"><text:span text:style-name="T222">[DIAGRAM : </text:span></text:p>
      <text:p text:style-name="P246"><text:span text:style-name="T52">A</text:span><text:span text:style-name="T53">. The</text:span><text:span text:style-name="T44"> physical layer of the electrical signal sent over the wire.</text:span></text:p>
      <text:p text:style-name="P246"/>
      <text:p text:style-name="P247"><text:span text:style-name="T200">B</text:span>. The translation of “signal on” and “signal off” into a <text:span text:style-name="T201">very simple</text:span> alphabet of dots, dashes, <text:span text:style-name="T201">and spaces.</text:span></text:p>
      <text:p text:style-name="P247"/>
      <text:p text:style-name="P247"><text:span text:style-name="T200">C</text:span>. A translation of the <text:span text:style-name="T202">simple</text:span> alphabet of dots and dashes into the 26-letter alphabet <text:span text:style-name="T203">(or more if we include extra characters such as spaces and special characters '?')</text:span> of the English language.</text:p>
      <text:p text:style-name="P247"/>
      <text:p text:style-name="P245"><text:span text:style-name="T180">D</text:span><text:span text:style-name="T179">. A </text:span><text:span text:style-name="T181">set</text:span><text:span text:style-name="T179"> of </text:span><text:span text:style-name="T181">standards and </text:span><text:span text:style-name="T179">abbreviations that telegraph operators used to communicate</text:span><text:span text:style-name="T182">. For example, there is a standard shortcut for asking someone to retransmit a message [WRITE MORE ABOUT ITU?]</text:span></text:p>
      <text:p text:style-name="P244"><text:span text:style-name="T183">]</text:span><text:span text:style-name="T222"> </text:span></text:p>
      <text:p text:style-name="P149"/>
      <text:p text:style-name="P154">Thinking about communication technology as a layered system allows us to break down the <text:span text:style-name="T223">system</text:span> into component parts. <text:span text:style-name="T224">Having built our communication system in this fashion, layers of the system can now be changed without changing everything all at once. For example, suppose there was an improvement to Morse code that was proven to be a more efficient translation of dots and dashes into the Latin alphabet. Then layer C above could be changed, but nothing else would have to change; you wouldn't need to invent new electrical gizmos to transmit or receive messages. Conversely, suppose the technology for the physical layer vastly improved and electricity were replaced with a more advanced technology like optical fibers. In this case, we could still use Morse code if we wanted, and so layers B-D would be unperturbed by changes in layer A.</text:span></text:p>
      <text:p text:style-name="P171"/>
      <text:p text:style-name="P229">Metadat<text:span text:style-name="T204">a</text:span></text:p>
      <text:p text:style-name="P170"/>
      <text:p text:style-name="P172"><text:span text:style-name="T205">Let's take the time to be precise and think through what the systems for layer D might look like with respect to the telegraph.</text:span></text:p>
      <text:p text:style-name="P172"/>
      <text:p text:style-name="P173">Suppose you are a telegraph operator sitting in a <text:span text:style-name="T206">local telegraph</text:span> station in Idaho <text:span text:style-name="T225">in the 1880s</text:span>, and you are handed a telegram to transmit. It is identified as being from <text:span text:style-name="T225">``</text:span>John Smith<text:span text:style-name="T225">''</text:span> and going to a <text:span text:style-name="T225">``</text:span>Mary Fitzpatrick<text:span text:style-name="T225">''</text:span> along with a London address for the recipient. <text:span text:style-name="T206">What steps do you have to take to deliver your telegram?</text:span></text:p>
      <text:p text:style-name="P173"/>
      <text:p text:style-name="P173">First, you have to decide how you are going to route your communication. <text:span text:style-name="T206">Let's suppose there is a telegraph line from your local station to a central hub in New York City, which you know has a line directly to London.</text:span></text:p>
      <text:p text:style-name="P174"><text:soft-page-break/></text:p>
      <text:p text:style-name="P174">[DIAGRAM]</text:p>
      <text:p text:style-name="P174"/>
      <text:p text:style-name="P174">So you hop on the line going to New York, and it is time to transmit the message. But wait – you have to convey information <text:span text:style-name="T33">about</text:span> the message as well as the message itself, <text:span text:style-name="T207">such as the name and address of the recipient. This information about the message is known as </text:span><text:span text:style-name="T35">metadata</text:span><text:span text:style-name="T208">, because it is information about the message (in this parlance, the message is the “data”), as opposed to the message itself.</text:span></text:p>
      <text:p text:style-name="P174"/>
      <text:p text:style-name="P175">How does this metadata gets communicated? <text:span text:style-name="T207">If you start tapping away at your telegraph key, do you start with the message itself? Or the metadata? Which piece of metadata? The location, maybe? The name of the recipient? That of the sender? Or perhaps some other boilerplate indicating “I have a new transmission for you”?</text:span></text:p>
      <text:p text:style-name="P174"/>
      <text:p text:style-name="P176">If you had all day to fumble through communicating this one telegram, you might be able to <text:span text:style-name="T209">figure all of this out as you went, but if one is transmitting hundreds of telegrams per day, some sort of </text:span><text:span text:style-name="T36">system </text:span><text:span text:style-name="T209">is clearly needed. The system is represented by layer D above.</text:span></text:p>
      <text:p text:style-name="P177"/>
      <text:p text:style-name="P230">Protocols</text:p>
      <text:p text:style-name="P230"/>
      <text:p text:style-name="P178">Th<text:span text:style-name="T210">e idea of </text:span><text:span text:style-name="T33">system</text:span> has a technical term in telecommunications – it is called a <text:span text:style-name="T37">protoco</text:span><text:span text:style-name="T38">l</text:span>. A protocol is a formal, agreed-upon system for communicating. In this case, the telegraph community uses a protocol for message transmission to avoid <text:span text:style-name="T211">any ambiguity about the what information is metadata (e.g. the name of the sender) vs data (i.e. the contents of the message).</text:span></text:p>
      <text:p text:style-name="P231"/>
      <text:p text:style-name="P232"><text:span text:style-name="T44">You can think of the rules of </text:span><text:span text:style-name="T54">driving cars </text:span><text:span text:style-name="T55">on public streets</text:span><text:span text:style-name="T44"> as a protocol. We drive on the right side of the road in the United States. It doesn't particularly matter that we chose the right instead of the left, and </text:span><text:span text:style-name="T56">other countries have chosen differently</text:span><text:span text:style-name="T44">. What matters is that we make one choice or the other and stick to it, </text:span><text:span text:style-name="T56">else each time two cars approached each other on the road, they would have to improvise an ad hoc solution.</text:span><text:span text:style-name="T44"> </text:span></text:p>
      <text:p text:style-name="P232"/>
      <text:p text:style-name="P179"><text:span text:style-name="T227">P</text:span>rotocols <text:span text:style-name="T227">exist to</text:span> enforc<text:span text:style-name="T227">e</text:span> this consistency <text:span text:style-name="T212">and establish an agreed upon standard for the interaction of two or more agents.</text:span></text:p>
      <text:p text:style-name="P232"/>
      <text:p text:style-name="P233"><text:span text:style-name="T57">As we will see when we explore the rise of the Internet later in the book, establishing </text:span><text:span text:style-name="T213">some</text:span><text:span text:style-name="T57"> open, universal standard protocol is quite often </text:span><text:span text:style-name="T67">much more advantageous to a </text:span><text:span text:style-name="T57">situation </text:span><text:span text:style-name="T67">in which there are </text:span><text:span text:style-name="T57">competing fiefdoms each using their own protocol. </text:span></text:p>
      <text:p text:style-name="P232"/>
      <text:p text:style-name="P236"><text:span text:style-name="T67">Yet w</text:span><text:span text:style-name="T57">hile the importance of a universal standard is critical, it is also important to note that there is often </text:span><text:span text:style-name="T58">quite a lot of</text:span><text:span text:style-name="T57"> </text:span><text:span text:style-name="T59">debate when designing </text:span><text:span text:style-name="T58">and standardizing </text:span><text:span text:style-name="T59">protocols. </text:span><text:span text:style-name="T60">Good protocols are simple and efficient, </text:span><text:span text:style-name="T59">but there are often </text:span><text:span text:style-name="T67">trade offs</text:span><text:span text:style-name="T59"> </text:span><text:span text:style-name="T61">and no clear </text:span><text:span text:style-name="T68">``</text:span><text:span text:style-name="T61">best</text:span><text:span text:style-name="T68">''</text:span><text:span text:style-name="T61"> protocol </text:span><text:span text:style-name="T62">in any given situation</text:span><text:span text:style-name="T59">. </text:span><text:span text:style-name="T63">Different stakeholders may have different requirements and different preferences in how a protocol is designed. </text:span><text:span text:style-name="T59">Moreover, once a protocol is standardized, it can become quite entrenched, and so </text:span><text:span text:style-name="T68">many people and entities</text:span><text:span text:style-name="T59"> have to live with </text:span><text:span text:style-name="T64">it </text:span><text:span text:style-name="T59">a while, </text:span><text:span text:style-name="T65">increasing the importance of getting it </text:span><text:span text:style-name="T66">as agreeable as </text:span><text:soft-page-break/><text:span text:style-name="T66">possible</text:span><text:span text:style-name="T65"> the first time.</text:span></text:p>
      <text:p text:style-name="P134"/>
      <text:p text:style-name="P155">We will revisit th<text:span text:style-name="T228">ese</text:span> idea<text:span text:style-name="T228">s</text:span> of layered system<text:span text:style-name="T228">s, protocols, and metadata</text:span> extensively later when we learn about the Internet and the systems of communication of which it is comprised. That <text:span text:style-name="T229">global</text:span> system is much more complex, but fortunately, the telegraph as a digital technology in its own right provides us with a gentle introduction.</text:p>
      <text:p text:style-name="P119"/>
      <text:p text:style-name="P160">3.3 Encryption</text:p>
      <text:p text:style-name="P235"/>
      <text:p text:style-name="P191">Unlike Chappe's optical telegraph, which was strictly intended for military use, electrical telegraphy thrived because it was embraced by the private sector. Companies <text:span text:style-name="T247">quickly </text:span>saw the value of investing in telegraph infrastructure and then charging for <text:span text:style-name="T247">communications</text:span> sent over their networks. </text:p>
      <text:p text:style-name="P191"/>
      <text:p text:style-name="P192"><text:span text:style-name="T247">At first there was an explosion of competition. By 1851, a mere 7 years after Morse's first successful long distance demonstration, there were already 75 companies operating in the United States that had laid over 21,000 miles of telegraph cable [CITE: https://eh.net/encyclopedia/history-of-the-u-s-telegraph-industry/]. However, telecommunications benefit tremendously from economies of scale. Why build two separate lines in competition between New York and Chicago? That leads to wasteful duplication of effort in laying cables, building telegraph offices, and so forth. Thus, economic pressure over the next 15 years pushed the industry towards consolidation, and by 1866 Western Union emerged as the dominant national telegraph monopoly.</text:span></text:p>
      <text:p text:style-name="P191"/>
      <text:p text:style-name="P194">The cost of sending a domestic telegram varied quite a bit, but during the first <text:span text:style-name="T250">twenty or thirty years</text:span>, it was cost-prohibitive as a regular means of communication to all except businesses and wealthy individuals. For example, in 1860, the cost of a ten word telegram from New York to New Orleans cost $2.70, or about $70 in 2014 dollars. Using the <text:span text:style-name="T249">T</text:span>ransatlantic lines w<text:span text:style-name="T249">as</text:span> much more expensive, costing about $100 at the time <text:span text:style-name="T249">for a telegram to England</text:span>, or $2600 in 2014 dollars. <text:span text:style-name="T248">[CITE: http://www.gizmag.com/last-telegraph-message/28314/]</text:span></text:p>
      <text:p text:style-name="P193"/>
      <text:p text:style-name="P196">Given the high cost of sending telegrams <text:span text:style-name="T248">and the fact that companies like Western Union charged by the word, people learned to be creatively brief with their messages. At first this was ad hoc, but by the mid 1800s, code books were developed and published that aimed to translate common phrases into single words, saving money for the users of the telegraph network. This also made the network itself more efficient at moving information around. Indeed, when code words were used, the dots and dashes had a higher information density than they would typing out the full English phrase, a notion that we will make precise in coming chapters.</text:span></text:p>
      <text:p text:style-name="P195"/>
      <text:p text:style-name="P197"><text:span text:style-name="T257">To get a sense of the code books, h</text:span>ere is an excerpt from <text:s/><text:span text:style-name="T251">[INSERT FROM]</text:span></text:p>
      <text:p text:style-name="P197"/>
      <text:p text:style-name="P197">[INSERT EXCERPT]</text:p>
      <text:p text:style-name="P197"/>
      <text:p text:style-name="P198">Notice that this is also a <text:span text:style-name="T252">type of</text:span> encoding <text:span text:style-name="T252">just </text:span>as we saw earlier, <text:soft-page-break/>this time from the alphabet of a limited set of phrases into an alphabet of special words intended for use in telegraphy.</text:p>
      <text:p text:style-name="P198"/>
      <text:p text:style-name="P198">\subsection{Encryption}</text:p>
      <text:p text:style-name="P201"/>
      <text:p text:style-name="P203">The<text:span text:style-name="T254">se</text:span> telegraph code books <text:span text:style-name="T253">helped people communicate more efficiently, saving them money, but sometimes it was not cost savings but rather the privacy of the message that was the paramount concern. Since these telegraphy code books were for the most part not secret, anyone could decode a message written using this telegraphy code simply by consulting the relevant publicly available code book.</text:span></text:p>
      <text:p text:style-name="P203"/>
      <text:p text:style-name="P209">Protecting the secrecy of your message, <text:span text:style-name="T258">on the other hand,</text:span> <text:span text:style-name="T256">meant \emph{encrypting} it. Encryption is a general term that refers to the process of scrambling a message with the goal of making it unreadable to anyone except the intended recipient. Encryption has been around for thousands of years, and so it was natural to apply existing techniques to telegraphy.</text:span></text:p>
      <text:p text:style-name="P209"/>
      <text:p text:style-name="P216">How did it actually work? <text:span text:style-name="T261">Let's suppose you had to send a message overseas and you wanted it to be secret. One method might be to replace each letter in the alphabet with another equivalent: so 'A' becomes 'T', 'B' becomes 'H' and so on. According to this scheme, the sentence:</text:span></text:p>
      <text:p text:style-name="P216"/>
      <text:p text:style-name="P216"><text:s text:c="3"/><text:span text:style-name="T262">'BATS CANNOT SEE'</text:span></text:p>
      <text:p text:style-name="P216"/>
      <text:p text:style-name="P217">Might become</text:p>
      <text:p text:style-name="P217"/>
      <text:p text:style-name="P217"><text:s text:c="3"/>'HTQY VTBBJQ YRR'</text:p>
      <text:p text:style-name="P216"/>
      <text:p text:style-name="P218">Let's pause to introduce a bit of jargon. In the case above, the original message written in English is called the \emph{plaintext}. The scheme for moving from the plaintext to its encrypted form is called a \emph{cipher}, and the encrypted text is called the \emph{ciphertext}. <text:span text:style-name="T263">Going from the plaintext to the ciphertext is \emph{encryption} and going from the ciphertext back to the plaintext is called \emph{decryption}.</text:span></text:p>
      <text:p text:style-name="P218"/>
      <text:p text:style-name="P221">For this example, you encrypt and decrypt using the mapping that we created:</text:p>
      <text:p text:style-name="P221"/>
      <text:p text:style-name="P221">'A' → 'T'</text:p>
      <text:p text:style-name="P221">'B' → 'H'</text:p>
      <text:p text:style-name="P221">'C' → 'V'</text:p>
      <text:p text:style-name="P221">[etc]</text:p>
      <text:p text:style-name="P221"/>
      <text:p text:style-name="P222">This short mapping is called the \emph{encryption key}. And notice that it also works as the decryption key, and so in the context of ciphers can just be called the \emph{key}. <text:span text:style-name="T264">It ought to work somewhat like a physical key: if you possess the key, then you can read the plaintext, otherwise you are out of luck.</text:span></text:p>
      <text:p text:style-name="P222"/>
      <text:p text:style-name="P222"><text:span text:style-name="T264">Finally, since the same key is used for both encryption and decryption, we say that this scheme is \emph{symmetric}, and the particular cipher we have described is known as a simple substitution </text:span><text:soft-page-break/><text:span text:style-name="T264">cipher. </text:span></text:p>
      <text:p text:style-name="P222"/>
      <text:p text:style-name="P219">This is a good first pass, but as you might imagine, simple substitution ciphers tend to be a rather weak form of encryption. <text:span text:style-name="T265">Let's now switch gears and put ourselves in the mind of an attacker.</text:span> <text:span text:style-name="T264">How could we break this encryption? Your first instinct might be to try every possible key until you get a message that is an English sentence. This is known as a brute force attack. </text:span></text:p>
      <text:p text:style-name="P219"/>
      <text:p text:style-name="P219"><text:span text:style-name="T264">How many keys would you have to try? To compute this, notice that the letter 'A' must be mapped to one of 26 letters (allowing the mapping 'A' → 'A'). So there are 26 possibilities for 'A'. Once we have fixed 'A', how many possibilities are there for 'B'. Well, 'A' and 'B' cannot both map to the same letter (in other words 'A'-&gt;'D', 'B'-&gt;'D' is not a valid key). This means that once 'A' is fixed, there is one less option for 'B', giving a total of 25 possibilities for 'B'. Having fixed both 'A' and 'B' there are 24 possibilities for C. If we continue in this way, we can see that the total number of keys is</text:span></text:p>
      <text:p text:style-name="P219"/>
      <text:p text:style-name="P223">26*25*24*23* … * 2 * 1</text:p>
      <text:p text:style-name="P223"/>
      <text:p text:style-name="P223">There is a mathematical abbreviation for this term: 26! (the exclamation point is an operator called \emph{factorial}).</text:p>
      <text:p text:style-name="P223"/>
      <text:p text:style-name="P223">This turns out to be a surprisingly large number:</text:p>
      <text:p text:style-name="P223"/>
      <text:p text:style-name="P239">403291461126605635584000000</text:p>
      <text:p text:style-name="P239"/>
      <text:p text:style-name="P239">Of course we may not need to check every single key. <text:span text:style-name="T267">After all, we might get lucky and find the correct key early on. We can express this in terms of probability. Assuming the key was chosen randomly, so that all keys are equally likely, each key has a </text:span></text:p>
      <text:p text:style-name="P239"/>
      <text:p text:style-name="P242">1/<text:span text:style-name="T266">403291461126605635584000000</text:span></text:p>
      <text:p text:style-name="P242"/>
      <text:p text:style-name="P242">of being the correct one. This means that it is astronomically unlikely that we will get the correct key after just one or two tries. Even a million attempts gives us a probability of </text:p>
      <text:p text:style-name="P242"/>
      <text:p text:style-name="P242">1000000/<text:span text:style-name="T266">403291461126605635584000000</text:span></text:p>
      <text:p text:style-name="P242"/>
      <text:p text:style-name="P242">of finding the right key. This is way too small for us to bank on. If we wanted to get to a 50% chance of finding the key via our brute force method, we would need to expect to have to try</text:p>
      <text:p text:style-name="P242"/>
      <text:p text:style-name="P240">403291461126605635584000000/<text:span text:style-name="T268">2 </text:span></text:p>
      <text:p text:style-name="P240"/>
      <text:p text:style-name="P241"><text:span text:style-name="T269">possibilities. Using more standard exponential notation for large numbers, we can say that this is about 2*10^26. That may seem like a lot, but well within reach for an average computer nowadays.</text:span></text:p>
      <text:p text:style-name="P241"/>
      <text:p text:style-name="P243">Unfortunately if you were trying to <text:span text:style-name="T271">decrypt</text:span> ciphertext in the 1860s, you didn't have computers to help <text:span text:style-name="T271">perform some enormous amount of operations</text:span>. So given that a brute force attack seems infeasible, how else might we <text:span text:style-name="T270">try to decrypt a message encrypted with a simple substitution cipher? For starters, you can separate the problem into </text:span><text:soft-page-break/><text:span text:style-name="T270">discovering one word at a time, since you know how many letters each word has.</text:span></text:p>
      <text:p text:style-name="P243"/>
      <text:p text:style-name="P243"/>
      <text:p text:style-name="P243"/>
      <text:p text:style-name="P243"/>
      <text:p text:style-name="P243"/>
      <text:p text:style-name="P242"/>
      <text:p text:style-name="P237"/>
      <text:p text:style-name="P223"/>
      <text:p text:style-name="P219"/>
      <text:p text:style-name="P219"/>
      <text:p text:style-name="P211"/>
      <text:p text:style-name="P222"/>
      <text:p text:style-name="P222"/>
      <text:p text:style-name="P222"/>
      <text:p text:style-name="P222"/>
      <text:p text:style-name="P222"/>
      <text:p text:style-name="P222"><text:span text:style-name="T264">In fact, all cryptography operated via the symmetric until the 1970s.</text:span></text:p>
      <text:p text:style-name="P220"/>
      <text:p text:style-name="P220"/>
      <text:p text:style-name="P218"/>
      <text:p text:style-name="P218"/>
      <text:p text:style-name="P218">The example we just gave is an example of a scheme called a simple substitution cipher.</text:p>
      <text:p text:style-name="P217"/>
      <text:p text:style-name="P210"/>
      <text:p text:style-name="P209"/>
      <text:p text:style-name="P205">----</text:p>
      <text:p text:style-name="P207">I AM HERE</text:p>
      <text:p text:style-name="P207"/>
      <text:p text:style-name="P207"/>
      <text:p text:style-name="P207"/>
      <text:p text:style-name="P209"/>
      <text:p text:style-name="P209"/>
      <text:p text:style-name="P215">How would you actually go about encrypting a telegram in the late 1800s? The paradigm </text:p>
      <text:p text:style-name="P209"/>
      <text:p text:style-name="P214">How d<text:span text:style-name="T260">id</text:span> encryption actually work? Fundamentally, the encryption paradigm was the same until the 1970<text:span text:style-name="T259">s. Before then, all encryption was \emph{symmetric} in that both the recipient </text:span></text:p>
      <text:p text:style-name="P214"/>
      <text:p text:style-name="P209"/>
      <text:p text:style-name="P208"/>
      <text:p text:style-name="P206"/>
      <text:p text:style-name="P213">[INSERT UNREADABLE SCRIPT]</text:p>
      <text:p text:style-name="P200"/>
      <text:p text:style-name="P200"/>
      <text:p text:style-name="P213">[INSERT ZIMMERMAN NOTE]</text:p>
      <text:p text:style-name="P200"/>
      <text:p text:style-name="P208"/>
      <text:p text:style-name="P208"/>
      <text:p text:style-name="P212">To introduce a bit of terminology, we call the original message the \emph{plaintext}. Once it has been scrambled by some encryption algorithm, it is called \emph{ciphertext}.</text:p>
      <text:p text:style-name="P208"/>
      <text:p text:style-name="P204"><text:soft-page-break/></text:p>
      <text:p text:style-name="P202"/>
      <text:p text:style-name="P199"/>
      <text:p text:style-name="P193"/>
      <text:p text:style-name="P208"/>
      <text:p text:style-name="P208"><text:span text:style-name="T256">so that the original message can only be recovered</text:span></text:p>
      <text:p text:style-name="P208"/>
      <text:p text:style-name="P208"/>
      <text:p text:style-name="P208"><text:s/><text:span text:style-name="T255">or sufficiently scrambled so that only the intended recipient could read it.</text:span></text:p>
      <text:p text:style-name="P204"/>
      <text:p text:style-name="P191"/>
      <text:p text:style-name="P191"/>
      <text:p text:style-name="P191"/>
      <text:p text:style-name="P191"/>
      <text:p text:style-name="P191"/>
      <text:p text:style-name="P191"><text:span text:style-name="T247">Over the next quarter century, there would be a process of consolidation,</text:span></text:p>
      <text:p text:style-name="P191"/>
      <text:p text:style-name="P191"/>
      <text:p text:style-name="P190"/>
      <text:p text:style-name="P190"/>
      <text:p text:style-name="P234"/>
      <text:p text:style-name="P234"/>
      <text:p text:style-name="P234"/>
      <text:p text:style-name="P234"/>
      <text:p text:style-name="P234"><text:span text:style-name="T44">In the 1860s, as telegra</text:span><text:span text:style-name="T69">ms</text:span><text:span text:style-name="T44"> were whizzing around the country </text:span><text:span text:style-name="T69">more and more</text:span><text:span text:style-name="T44">, another critical aspect of communication </text:span><text:span text:style-name="T70">predictably started to appear in conjunction with </text:span><text:span text:style-name="T71">telegraphy</text:span><text:span text:style-name="T70">: encryption.</text:span></text:p>
      <text:p text:style-name="P234"/>
      <text:p text:style-name="P180">Encryption and the<text:span text:style-name="T232"> broader </text:span>field of cryptography may sound like advanced hacker stuff, but <text:span text:style-name="T233">many of the core concepts are</text:span> not all that complicated, <text:span text:style-name="T233">and we will work our way up to a more advanced understanding by the end of the book. The goal of encryption is to hide the true contents of a message, so that even if a message is intercepted by intermediaries or enemies, only the intended recipients can decipher and make sense of the message. The history of encryption is long, and there are great resources for interested readers [CITE], but for our purposes all encryption prior to the 1970s is fundamentally similar in nature. In the 1970s, public key cryptography shakes the foundations of what types of secure communication are possible, a momentous leap forward as significant for human communication as the Internet itself...</text:span></text:p>
      <text:p text:style-name="P180"/>
      <text:p text:style-name="P181"><text:span text:style-name="T234">We will discuss public key cryptography at length later in the book. For now, l</text:span>et's rewind back to the 1860s. <text:span text:style-name="T235">Suppose you had to send a secret </text:span>message<text:span text:style-name="T235"> to f</text:span>amily<text:span text:style-name="T235"> overseas </text:span>about a death of a prominent and wealthy family member<text:span text:style-name="T235">. </text:span>Your family is well known and despised by certain factions within the government and so you are loathe to communicate a regular telegram, lest the government learn of the relevant death and possibly try to seize your estate.</text:p>
      <text:p text:style-name="P181"/>
      <text:p text:style-name="P181"/>
      <text:p text:style-name="P181"/>
      <text:p text:style-name="P182">The idea behind any “cipher” is that both the message sender and the message receiver have access to a “key” – in this case the key is a <text:soft-page-break/>mapping of each letter of the alphabet to its enciphered equivalent. This is sometimes referred to as symmetric encryption – the word “symmetry” is used because the same key is used both to encrypt and to decrypt the message.</text:p>
      <text:p text:style-name="P182"/>
      <text:p text:style-name="P183">The key in our case might look something like:</text:p>
      <text:p text:style-name="P183"/>
      <text:p text:style-name="P183">A → T</text:p>
      <text:p text:style-name="P183">B → H</text:p>
      <text:p text:style-name="P183">[etc]</text:p>
      <text:p text:style-name="P183"/>
      <text:p text:style-name="P183">It would easily fit on a single page, and it would have to be distributed <text:span text:style-name="T33">ahead of time</text:span> to all parties who want to communicate using a given encryption system.</text:p>
      <text:p text:style-name="P184"/>
      <text:p text:style-name="P185">A message <text:span text:style-name="T236">encrypted with a substitution cipher </text:span>might read:</text:p>
      <text:p text:style-name="P185"/>
      <text:p text:style-name="P224"><text:span text:style-name="T237"><text:tab/></text:span><text:span text:style-name="T197">Nwl Rtboel atn gtnnes trtx oawn cfldwdy</text:span></text:p>
      <text:p text:style-name="P185"/>
      <text:p text:style-name="P186">Even this naïve method of encryption is not trivial to crack, though it is certainly not impossible either. Try it! (Hint: <text:span text:style-name="T238">start with the most common letters, and assume they correspond to the most common letters of the alphabet. If you're stuck, try asking the Internet for help.)</text:span></text:p>
      <text:p text:style-name="P186"/>
      <text:p text:style-name="P187">One method that would work is to try every possible combination, a so-called “brute force” attack. A simple substitution cipher is a one-to-one (bijective) function between an alphabet and itself.</text:p>
      <text:p text:style-name="P187"/>
      <text:p text:style-name="P187">Exercise: <text:span text:style-name="T239">For the 26-letter English alphabet, </text:span>how many <text:span text:style-name="T239">possible simple substitution cipher keys are there? What is this number as a power of 2?</text:span></text:p>
      <text:p text:style-name="P186"/>
      <text:p text:style-name="P188">We might improve security by omitting spaces:</text:p>
      <text:p text:style-name="P188"/>
      <text:p text:style-name="P188"><text:tab/><text:span text:style-name="T244">NwlRtboelatngtnnestrtxoawncfldwdy</text:span></text:p>
      <text:p text:style-name="P188"/>
      <text:p text:style-name="P188">Now the <text:span text:style-name="T240">attacker performing </text:span>cryptanaly<text:span text:style-name="T240">sis</text:span> does not have the luxury of knowing the word breaks, <text:span text:style-name="T241">which makes it more difficult. </text:span></text:p>
      <text:p text:style-name="P188"/>
      <text:p text:style-name="P189">There are lots of other improvements one might make on the substitution cipher: reversing certain words, using sequences of 2 or 3 letters and replacing these sequences instead of individual letters. </text:p>
      <text:p text:style-name="P189"/>
      <text:p text:style-name="P189"><text:span text:style-name="T242">The conventional wisdom in cryptography prior to the 20</text:span><text:span text:style-name="T4">th</text:span><text:span text:style-name="T243"> century was to develop a cipher that involved a convoluted system that only you and your cohorts knew. It was thought to be important to keep secret not only the key, but also the cipher itself. As a result, a plethora of ad hoc strategies were employed to encrypt messages, and the literature was not definitive about which strategies were good and which were bad.</text:span></text:p>
      <text:p text:style-name="P188"/>
      <text:p text:style-name="P225"><text:span text:style-name="T230">It was important to get it right though. </text:span>Th<text:span text:style-name="T230">e</text:span> requirement to distribute keys ahead of time is an onerous one, and <text:span text:style-name="T231">this</text:span> makes the usage of symmetric ciphers hard in practice. <text:span text:style-name="T230">If your system was </text:span><text:soft-page-break/><text:span text:style-name="T230">broken by a clever cryptanalyzer, it would be quite costly to develop a new system.</text:span></text:p>
      <text:p text:style-name="P127"/>
      <text:p text:style-name="P126"/>
      <text:p text:style-name="P126"/>
      <text:p text:style-name="P125"/>
      <text:p text:style-name="P114"/>
      <text:p text:style-name="P118"/>
      <text:p text:style-name="P116"/>
      <text:p text:style-name="P116"/>
      <text:p text:style-name="P120">--</text:p>
      <text:p text:style-name="P129">GARBAGE</text:p>
      <text:p text:style-name="P117"/>
      <text:p text:style-name="P113"/>
      <text:p text:style-name="P113">You are reading symbols right now. <text:span text:style-name="T147">They are called ``letters'' and they make up an alphabet</text:span></text:p>
      <text:p text:style-name="P112"/>
      <text:p text:style-name="P112">asadsad</text:p>
      <text:p text:style-name="P112"/>
      <text:p text:style-name="P128"><text:span text:style-name="T155">vessel for symbolic information.</text:span></text:p>
      <text:p text:style-name="P110"/>
      <text:p text:style-name="P110"/>
      <text:p text:style-name="P69"/>
      <text:p text:style-name="P69"/>
      <text:p text:style-name="P73"/>
      <text:p text:style-name="P72"/>
      <text:p text:style-name="P70"/>
      <text:p text:style-name="P70"/>
      <text:p text:style-name="P70"/>
      <text:p text:style-name="P68"/>
      <text:p text:style-name="P66"/>
      <text:p text:style-name="P62"/>
      <text:p text:style-name="P65"/>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3T14:29:30.761990980</dc:date>
    <meta:editing-duration>P15DT11H1M27S</meta:editing-duration>
    <meta:editing-cycles>572</meta:editing-cycles>
    <meta:generator>LibreOffice/4.2.8.2$Linux_X86_64 LibreOffice_project/420m0$Build-2</meta:generator>
    <meta:document-statistic meta:table-count="0" meta:image-count="0" meta:object-count="0" meta:page-count="26" meta:paragraph-count="338" meta:word-count="10072" meta:character-count="60383" meta:non-whitespace-character-count="50578"/>
  </office:meta>
</office:document-meta>
</file>